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6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3" style:family="table-cell" style:parent-style-name="Default" style:data-style-name="N116"/>
    <style:style style:name="ce14" style:family="table-cell" style:parent-style-name="Default" style:data-style-name="N116">
      <style:table-cell-properties fo:background-color="#ccffff"/>
    </style:style>
    <style:style style:name="ce15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ppp00000000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3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3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6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13" table:formula="of:=[.F3]*1.01" office:value-type="float" office:value="13.4763899300167">
            <text:p>13.476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3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3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3" table:formula="of:=[.O3]*1.01" office:value-type="float" office:value="15.9838821547001">
            <text:p>15.9839</text:p>
          </table:table-cell>
          <table:table-cell table:style-name="ce6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13" table:formula="of:=[.R3]*1.01" office:value-type="float" office:value="32.2660122832613">
            <text:p>32.2660</text:p>
          </table:table-cell>
          <table:table-cell table:style-name="ce6" office:value-type="float" office:value="22.73">
            <text:p>22.730</text:p>
          </table:table-cell>
          <table:table-cell office:value-type="float" office:value="10">
            <text:p>10</text:p>
          </table:table-cell>
          <table:table-cell table:style-name="ce13" table:formula="of:=[.U3]*1.01" office:value-type="float" office:value="25.1080609105967">
            <text:p>25.1081</text:p>
          </table:table-cell>
          <table:table-cell table:style-name="ce6" office:value-type="float" office:value="31.53">
            <text:p>31.530</text:p>
          </table:table-cell>
          <table:table-cell office:value-type="float" office:value="10">
            <text:p>10</text:p>
          </table:table-cell>
          <table:table-cell table:style-name="ce13" table:formula="of:=[.X3]*1.01" office:value-type="float" office:value="34.8287356142153">
            <text:p>34.8287</text:p>
          </table:table-cell>
          <table:table-cell table:style-name="ce6" office:value-type="float" office:value="13.66">
            <text:p>13.660</text:p>
          </table:table-cell>
          <table:table-cell office:value-type="float" office:value="10">
            <text:p>10</text:p>
          </table:table-cell>
          <table:table-cell table:style-name="ce13" table:formula="of:=[.AA3]*1.01" office:value-type="float" office:value="15.0891382331171">
            <text:p>15.0891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7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13" table:formula="of:=[.F4]*1.01" office:value-type="float" office:value="13.3429603267492">
            <text:p>13.3430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3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3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3" table:formula="of:=[.O4]*1.01" office:value-type="float" office:value="15.8256258957427">
            <text:p>15.8256</text:p>
          </table:table-cell>
          <table:table-cell table:style-name="ce7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13" table:formula="of:=[.R4]*1.01" office:value-type="float" office:value="31.9465468151102">
            <text:p>31.9465</text:p>
          </table:table-cell>
          <table:table-cell table:style-name="ce7" table:formula="of:=[.S2]" office:value-type="float" office:value="22.73">
            <text:p>22.730</text:p>
          </table:table-cell>
          <table:table-cell table:formula="of:=[.T2]-1" office:value-type="float" office:value="9">
            <text:p>9</text:p>
          </table:table-cell>
          <table:table-cell table:style-name="ce13" table:formula="of:=[.U4]*1.01" office:value-type="float" office:value="24.8594662481155">
            <text:p>24.8595</text:p>
          </table:table-cell>
          <table:table-cell table:style-name="ce7" table:formula="of:=[.V2]" office:value-type="float" office:value="31.53">
            <text:p>31.530</text:p>
          </table:table-cell>
          <table:table-cell table:formula="of:=[.W2]-1" office:value-type="float" office:value="9">
            <text:p>9</text:p>
          </table:table-cell>
          <table:table-cell table:style-name="ce13" table:formula="of:=[.X4]*1.01" office:value-type="float" office:value="34.4838966477379">
            <text:p>34.4839</text:p>
          </table:table-cell>
          <table:table-cell table:style-name="ce7" table:formula="of:=[.Y2]" office:value-type="float" office:value="13.66">
            <text:p>13.660</text:p>
          </table:table-cell>
          <table:table-cell table:formula="of:=[.Z2]-1" office:value-type="float" office:value="9">
            <text:p>9</text:p>
          </table:table-cell>
          <table:table-cell table:style-name="ce13" table:formula="of:=[.AA4]*1.01" office:value-type="float" office:value="14.9397408248684">
            <text:p>14.9397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7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13" table:formula="of:=[.F5]*1.01" office:value-type="float" office:value="13.2108518086626">
            <text:p>13.2109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3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3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3" table:formula="of:=[.O5]*1.01" office:value-type="float" office:value="15.6689365304383">
            <text:p>15.6689</text:p>
          </table:table-cell>
          <table:table-cell table:style-name="ce7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13" table:formula="of:=[.R5]*1.01" office:value-type="float" office:value="31.6302443713962">
            <text:p>31.6302</text:p>
          </table:table-cell>
          <table:table-cell table:style-name="ce7" table:formula="of:=[.S3]" office:value-type="float" office:value="22.73">
            <text:p>22.730</text:p>
          </table:table-cell>
          <table:table-cell table:formula="of:=[.T3]-1" office:value-type="float" office:value="8">
            <text:p>8</text:p>
          </table:table-cell>
          <table:table-cell table:style-name="ce13" table:formula="of:=[.U5]*1.01" office:value-type="float" office:value="24.6133329189263">
            <text:p>24.6133</text:p>
          </table:table-cell>
          <table:table-cell table:style-name="ce7" table:formula="of:=[.V3]" office:value-type="float" office:value="31.53">
            <text:p>31.530</text:p>
          </table:table-cell>
          <table:table-cell table:formula="of:=[.W3]-1" office:value-type="float" office:value="8">
            <text:p>8</text:p>
          </table:table-cell>
          <table:table-cell table:style-name="ce13" table:formula="of:=[.X5]*1.01" office:value-type="float" office:value="34.1424719284534">
            <text:p>34.1425</text:p>
          </table:table-cell>
          <table:table-cell table:style-name="ce7" table:formula="of:=[.Y3]" office:value-type="float" office:value="13.66">
            <text:p>13.660</text:p>
          </table:table-cell>
          <table:table-cell table:formula="of:=[.Z3]-1" office:value-type="float" office:value="8">
            <text:p>8</text:p>
          </table:table-cell>
          <table:table-cell table:style-name="ce13" table:formula="of:=[.AA5]*1.01" office:value-type="float" office:value="14.7918225988796">
            <text:p>14.7918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7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13" table:formula="of:=[.F6]*1.01" office:value-type="float" office:value="13.0800512957055">
            <text:p>13.080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3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3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3" table:formula="of:=[.O6]*1.01" office:value-type="float" office:value="15.5137985449884">
            <text:p>15.5138</text:p>
          </table:table-cell>
          <table:table-cell table:style-name="ce7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13" table:formula="of:=[.R6]*1.01" office:value-type="float" office:value="31.3170736350458">
            <text:p>31.3171</text:p>
          </table:table-cell>
          <table:table-cell table:style-name="ce7" table:formula="of:=[.S4]" office:value-type="float" office:value="22.73">
            <text:p>22.730</text:p>
          </table:table-cell>
          <table:table-cell table:formula="of:=[.T4]-1" office:value-type="float" office:value="7">
            <text:p>7</text:p>
          </table:table-cell>
          <table:table-cell table:style-name="ce13" table:formula="of:=[.U6]*1.01" office:value-type="float" office:value="24.3696365533923">
            <text:p>24.3696</text:p>
          </table:table-cell>
          <table:table-cell table:style-name="ce7" table:formula="of:=[.V4]" office:value-type="float" office:value="31.53">
            <text:p>31.530</text:p>
          </table:table-cell>
          <table:table-cell table:formula="of:=[.W4]-1" office:value-type="float" office:value="7">
            <text:p>7</text:p>
          </table:table-cell>
          <table:table-cell table:style-name="ce13" table:formula="of:=[.X6]*1.01" office:value-type="float" office:value="33.804427651934">
            <text:p>33.8044</text:p>
          </table:table-cell>
          <table:table-cell table:style-name="ce7" table:formula="of:=[.Y4]" office:value-type="float" office:value="13.66">
            <text:p>13.660</text:p>
          </table:table-cell>
          <table:table-cell table:formula="of:=[.Z4]-1" office:value-type="float" office:value="7">
            <text:p>7</text:p>
          </table:table-cell>
          <table:table-cell table:style-name="ce13" table:formula="of:=[.AA6]*1.01" office:value-type="float" office:value="14.6453689097818">
            <text:p>14.6454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7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13" table:formula="of:=[.F7]*1.01" office:value-type="float" office:value="12.9505458373322">
            <text:p>12.9505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3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3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3" table:formula="of:=[.O7]*1.01" office:value-type="float" office:value="15.3601965791965">
            <text:p>15.3602</text:p>
          </table:table-cell>
          <table:table-cell table:style-name="ce7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13" table:formula="of:=[.R7]*1.01" office:value-type="float" office:value="31.0070035990552">
            <text:p>31.0070</text:p>
          </table:table-cell>
          <table:table-cell table:style-name="ce7" table:formula="of:=[.S5]" office:value-type="float" office:value="22.73">
            <text:p>22.730</text:p>
          </table:table-cell>
          <table:table-cell table:formula="of:=[.T5]-1" office:value-type="float" office:value="6">
            <text:p>6</text:p>
          </table:table-cell>
          <table:table-cell table:style-name="ce13" table:formula="of:=[.U7]*1.01" office:value-type="float" office:value="24.1283530231607">
            <text:p>24.1284</text:p>
          </table:table-cell>
          <table:table-cell table:style-name="ce7" table:formula="of:=[.V5]" office:value-type="float" office:value="31.53">
            <text:p>31.530</text:p>
          </table:table-cell>
          <table:table-cell table:formula="of:=[.W5]-1" office:value-type="float" office:value="6">
            <text:p>6</text:p>
          </table:table-cell>
          <table:table-cell table:style-name="ce13" table:formula="of:=[.X7]*1.01" office:value-type="float" office:value="33.4697303484495">
            <text:p>33.4697</text:p>
          </table:table-cell>
          <table:table-cell table:style-name="ce7" table:formula="of:=[.Y5]" office:value-type="float" office:value="13.66">
            <text:p>13.660</text:p>
          </table:table-cell>
          <table:table-cell table:formula="of:=[.Z5]-1" office:value-type="float" office:value="6">
            <text:p>6</text:p>
          </table:table-cell>
          <table:table-cell table:style-name="ce13" table:formula="of:=[.AA7]*1.01" office:value-type="float" office:value="14.5003652572097">
            <text:p>14.5004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5.04">
            <text:p>5.040</text:p>
          </table:table-cell>
          <table:table-cell table:style-name="ce5" table:formula="of:=[.B6]-1" office:value-type="float" office:value="5">
            <text:p>5</text:p>
          </table:table-cell>
          <table:table-cell table:style-name="ce14" table:formula="of:=[.C8]*1.01" office:value-type="float" office:value="5.297090652504">
            <text:p>5.2971</text:p>
          </table:table-cell>
          <table:table-cell table:style-name="ce7" table:formula="of:=[.D6]" office:value-type="float" office:value="12.2">
            <text:p>12.200</text:p>
          </table:table-cell>
          <table:table-cell table:style-name="ce5" table:formula="of:=[.E6]-1" office:value-type="float" office:value="5">
            <text:p>5</text:p>
          </table:table-cell>
          <table:table-cell table:style-name="ce14" table:formula="of:=[.F8]*1.01" office:value-type="float" office:value="12.82232261122">
            <text:p>12.8223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4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4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4" table:formula="of:=[.O8]*1.01" office:value-type="float" office:value="15.208115424947">
            <text:p>15.2081</text:p>
          </table:table-cell>
          <table:table-cell table:style-name="ce7" table:formula="of:=[.P6]" office:value-type="float" office:value="29.21">
            <text:p>29.210</text:p>
          </table:table-cell>
          <table:table-cell table:style-name="ce5" table:formula="of:=[.Q6]-1" office:value-type="float" office:value="5">
            <text:p>5</text:p>
          </table:table-cell>
          <table:table-cell table:style-name="ce14" table:formula="of:=[.R8]*1.01" office:value-type="float" office:value="30.700003563421">
            <text:p>30.7000</text:p>
          </table:table-cell>
          <table:table-cell table:style-name="ce7" table:formula="of:=[.S6]" office:value-type="float" office:value="22.73">
            <text:p>22.730</text:p>
          </table:table-cell>
          <table:table-cell table:style-name="ce5" table:formula="of:=[.T6]-1" office:value-type="float" office:value="5">
            <text:p>5</text:p>
          </table:table-cell>
          <table:table-cell table:style-name="ce14" table:formula="of:=[.U8]*1.01" office:value-type="float" office:value="23.889458438773">
            <text:p>23.8895</text:p>
          </table:table-cell>
          <table:table-cell table:style-name="ce7" table:formula="of:=[.V6]" office:value-type="float" office:value="31.53">
            <text:p>31.530</text:p>
          </table:table-cell>
          <table:table-cell table:style-name="ce5" table:formula="of:=[.W6]-1" office:value-type="float" office:value="5">
            <text:p>5</text:p>
          </table:table-cell>
          <table:table-cell table:style-name="ce14" table:formula="of:=[.X8]*1.01" office:value-type="float" office:value="33.138346879653">
            <text:p>33.1383</text:p>
          </table:table-cell>
          <table:table-cell table:style-name="ce7" table:formula="of:=[.Y6]" office:value-type="float" office:value="13.66">
            <text:p>13.660</text:p>
          </table:table-cell>
          <table:table-cell table:style-name="ce5" table:formula="of:=[.Z6]-1" office:value-type="float" office:value="5">
            <text:p>5</text:p>
          </table:table-cell>
          <table:table-cell table:style-name="ce14" table:formula="of:=[.AA8]*1.01" office:value-type="float" office:value="14.356797284366">
            <text:p>14.3568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7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13" table:formula="of:=[.F9]*1.01" office:value-type="float" office:value="12.695368922">
            <text:p>12.6954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3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3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3" table:formula="of:=[.O9]*1.01" office:value-type="float" office:value="15.0575400247">
            <text:p>15.0575</text:p>
          </table:table-cell>
          <table:table-cell table:style-name="ce7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13" table:formula="of:=[.R9]*1.01" office:value-type="float" office:value="30.3960431321">
            <text:p>30.3960</text:p>
          </table:table-cell>
          <table:table-cell table:style-name="ce7" table:formula="of:=[.S7]" office:value-type="float" office:value="22.73">
            <text:p>22.730</text:p>
          </table:table-cell>
          <table:table-cell table:formula="of:=[.T7]-1" office:value-type="float" office:value="4">
            <text:p>4</text:p>
          </table:table-cell>
          <table:table-cell table:style-name="ce13" table:formula="of:=[.U9]*1.01" office:value-type="float" office:value="23.6529291473">
            <text:p>23.6529</text:p>
          </table:table-cell>
          <table:table-cell table:style-name="ce7" table:formula="of:=[.V7]" office:value-type="float" office:value="31.53">
            <text:p>31.530</text:p>
          </table:table-cell>
          <table:table-cell table:formula="of:=[.W7]-1" office:value-type="float" office:value="4">
            <text:p>4</text:p>
          </table:table-cell>
          <table:table-cell table:style-name="ce13" table:formula="of:=[.X9]*1.01" office:value-type="float" office:value="32.8102444353">
            <text:p>32.8102</text:p>
          </table:table-cell>
          <table:table-cell table:style-name="ce7" table:formula="of:=[.Y7]" office:value-type="float" office:value="13.66">
            <text:p>13.660</text:p>
          </table:table-cell>
          <table:table-cell table:formula="of:=[.Z7]-1" office:value-type="float" office:value="4">
            <text:p>4</text:p>
          </table:table-cell>
          <table:table-cell table:style-name="ce13" table:formula="of:=[.AA9]*1.01" office:value-type="float" office:value="14.2146507766">
            <text:p>14.2147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7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13" table:formula="of:=[.F10]*1.01" office:value-type="float" office:value="12.5696722">
            <text:p>12.5697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3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3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3" table:formula="of:=[.O10]*1.01" office:value-type="float" office:value="14.90845547">
            <text:p>14.9085</text:p>
          </table:table-cell>
          <table:table-cell table:style-name="ce7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13" table:formula="of:=[.R10]*1.01" office:value-type="float" office:value="30.09509221">
            <text:p>30.0951</text:p>
          </table:table-cell>
          <table:table-cell table:style-name="ce7" table:formula="of:=[.S8]" office:value-type="float" office:value="22.73">
            <text:p>22.730</text:p>
          </table:table-cell>
          <table:table-cell table:formula="of:=[.T8]-1" office:value-type="float" office:value="3">
            <text:p>3</text:p>
          </table:table-cell>
          <table:table-cell table:style-name="ce13" table:formula="of:=[.U10]*1.01" office:value-type="float" office:value="23.41874173">
            <text:p>23.4187</text:p>
          </table:table-cell>
          <table:table-cell table:style-name="ce7" table:formula="of:=[.V8]" office:value-type="float" office:value="31.53">
            <text:p>31.530</text:p>
          </table:table-cell>
          <table:table-cell table:formula="of:=[.W8]-1" office:value-type="float" office:value="3">
            <text:p>3</text:p>
          </table:table-cell>
          <table:table-cell table:style-name="ce13" table:formula="of:=[.X10]*1.01" office:value-type="float" office:value="32.48539053">
            <text:p>32.4854</text:p>
          </table:table-cell>
          <table:table-cell table:style-name="ce7" table:formula="of:=[.Y8]" office:value-type="float" office:value="13.66">
            <text:p>13.660</text:p>
          </table:table-cell>
          <table:table-cell table:formula="of:=[.Z8]-1" office:value-type="float" office:value="3">
            <text:p>3</text:p>
          </table:table-cell>
          <table:table-cell table:style-name="ce13" table:formula="of:=[.AA10]*1.01" office:value-type="float" office:value="14.07391166">
            <text:p>14.0739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5.04">
            <text:p>5.040</text:p>
          </table:table-cell>
          <table:table-cell table:style-name="ce8" table:formula="of:=[.B9]-1" office:value-type="float" office:value="2">
            <text:p>2</text:p>
          </table:table-cell>
          <table:table-cell table:style-name="ce15" table:formula="of:=[.C11]*1.01" office:value-type="float" office:value="5.141304">
            <text:p>5.1413</text:p>
          </table:table-cell>
          <table:table-cell table:style-name="ce7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13" table:formula="of:=[.F11]*1.01" office:value-type="float" office:value="12.44522">
            <text:p>12.4452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3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3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3" table:formula="of:=[.O11]*1.01" office:value-type="float" office:value="14.760847">
            <text:p>14.7608</text:p>
          </table:table-cell>
          <table:table-cell table:style-name="ce7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13" table:formula="of:=[.R11]*1.01" office:value-type="float" office:value="29.797121">
            <text:p>29.7971</text:p>
          </table:table-cell>
          <table:table-cell table:style-name="ce7" table:formula="of:=[.S9]" office:value-type="float" office:value="22.73">
            <text:p>22.730</text:p>
          </table:table-cell>
          <table:table-cell table:formula="of:=[.T9]-1" office:value-type="float" office:value="2">
            <text:p>2</text:p>
          </table:table-cell>
          <table:table-cell table:style-name="ce13" table:formula="of:=[.U11]*1.01" office:value-type="float" office:value="23.186873">
            <text:p>23.1869</text:p>
          </table:table-cell>
          <table:table-cell table:style-name="ce7" table:formula="of:=[.V9]" office:value-type="float" office:value="31.53">
            <text:p>31.530</text:p>
          </table:table-cell>
          <table:table-cell table:formula="of:=[.W9]-1" office:value-type="float" office:value="2">
            <text:p>2</text:p>
          </table:table-cell>
          <table:table-cell table:style-name="ce13" table:formula="of:=[.X11]*1.01" office:value-type="float" office:value="32.163753">
            <text:p>32.1638</text:p>
          </table:table-cell>
          <table:table-cell table:style-name="ce7" table:formula="of:=[.Y9]" office:value-type="float" office:value="13.66">
            <text:p>13.660</text:p>
          </table:table-cell>
          <table:table-cell table:formula="of:=[.Z9]-1" office:value-type="float" office:value="2">
            <text:p>2</text:p>
          </table:table-cell>
          <table:table-cell table:style-name="ce13" table:formula="of:=[.AA11]*1.01" office:value-type="float" office:value="13.934566">
            <text:p>13.9346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5.04">
            <text:p>5.040</text:p>
          </table:table-cell>
          <table:table-cell table:style-name="ce8" table:formula="of:=[.B10]-1" office:value-type="float" office:value="1">
            <text:p>1</text:p>
          </table:table-cell>
          <table:table-cell table:style-name="ce15" table:formula="of:=[.C12]*1.01" office:value-type="float" office:value="5.0904">
            <text:p>5.0904</text:p>
          </table:table-cell>
          <table:table-cell table:style-name="ce7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13" table:formula="of:=[.F12]*1.01" office:value-type="float" office:value="12.322">
            <text:p>12.3220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3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3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3" table:formula="of:=[.O12]*1.01" office:value-type="float" office:value="14.6147">
            <text:p>14.6147</text:p>
          </table:table-cell>
          <table:table-cell table:style-name="ce7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13" table:formula="of:=[.R12]*1.01" office:value-type="float" office:value="29.5021">
            <text:p>29.5021</text:p>
          </table:table-cell>
          <table:table-cell table:style-name="ce7" table:formula="of:=[.S10]" office:value-type="float" office:value="22.73">
            <text:p>22.730</text:p>
          </table:table-cell>
          <table:table-cell table:formula="of:=[.T10]-1" office:value-type="float" office:value="1">
            <text:p>1</text:p>
          </table:table-cell>
          <table:table-cell table:style-name="ce13" table:formula="of:=[.U12]*1.01" office:value-type="float" office:value="22.9573">
            <text:p>22.9573</text:p>
          </table:table-cell>
          <table:table-cell table:style-name="ce7" table:formula="of:=[.V10]" office:value-type="float" office:value="31.53">
            <text:p>31.530</text:p>
          </table:table-cell>
          <table:table-cell table:formula="of:=[.W10]-1" office:value-type="float" office:value="1">
            <text:p>1</text:p>
          </table:table-cell>
          <table:table-cell table:style-name="ce13" table:formula="of:=[.X12]*1.01" office:value-type="float" office:value="31.8453">
            <text:p>31.8453</text:p>
          </table:table-cell>
          <table:table-cell table:style-name="ce7" table:formula="of:=[.Y10]" office:value-type="float" office:value="13.66">
            <text:p>13.660</text:p>
          </table:table-cell>
          <table:table-cell table:formula="of:=[.Z10]-1" office:value-type="float" office:value="1">
            <text:p>1</text:p>
          </table:table-cell>
          <table:table-cell table:style-name="ce13" table:formula="of:=[.AA12]*1.01" office:value-type="float" office:value="13.7966">
            <text:p>13.7966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5.04">
            <text:p>5.040</text:p>
          </table:table-cell>
          <table:table-cell table:style-name="ce5" table:formula="of:=[.B11]-1" office:value-type="float" office:value="0">
            <text:p>0</text:p>
          </table:table-cell>
          <table:table-cell table:style-name="ce14" table:formula="of:=[.A12]" office:value-type="float" office:value="5.04">
            <text:p>5.0400</text:p>
          </table:table-cell>
          <table:table-cell table:style-name="ce7" table:formula="of:=[.D11]" office:value-type="float" office:value="12.2">
            <text:p>12.200</text:p>
          </table:table-cell>
          <table:table-cell table:style-name="ce5" table:formula="of:=[.E11]-1" office:value-type="float" office:value="0">
            <text:p>0</text:p>
          </table:table-cell>
          <table:table-cell table:style-name="ce14" table:formula="of:=[.D12]" office:value-type="float" office:value="12.2">
            <text:p>12.20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4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4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4" table:formula="of:=[.M12]" office:value-type="float" office:value="14.47">
            <text:p>14.4700</text:p>
          </table:table-cell>
          <table:table-cell table:style-name="ce7" table:formula="of:=[.P11]" office:value-type="float" office:value="29.21">
            <text:p>29.210</text:p>
          </table:table-cell>
          <table:table-cell table:style-name="ce5" table:formula="of:=[.Q11]-1" office:value-type="float" office:value="0">
            <text:p>0</text:p>
          </table:table-cell>
          <table:table-cell table:style-name="ce14" table:formula="of:=[.P12]" office:value-type="float" office:value="29.21">
            <text:p>29.2100</text:p>
          </table:table-cell>
          <table:table-cell table:style-name="ce7" table:formula="of:=[.S11]" office:value-type="float" office:value="22.73">
            <text:p>22.730</text:p>
          </table:table-cell>
          <table:table-cell table:style-name="ce5" table:formula="of:=[.T11]-1" office:value-type="float" office:value="0">
            <text:p>0</text:p>
          </table:table-cell>
          <table:table-cell table:style-name="ce14" table:formula="of:=[.S12]" office:value-type="float" office:value="22.73">
            <text:p>22.7300</text:p>
          </table:table-cell>
          <table:table-cell table:style-name="ce7" table:formula="of:=[.V11]" office:value-type="float" office:value="31.53">
            <text:p>31.530</text:p>
          </table:table-cell>
          <table:table-cell table:style-name="ce5" table:formula="of:=[.W11]-1" office:value-type="float" office:value="0">
            <text:p>0</text:p>
          </table:table-cell>
          <table:table-cell table:style-name="ce14" table:formula="of:=[.V12]" office:value-type="float" office:value="31.53">
            <text:p>31.5300</text:p>
          </table:table-cell>
          <table:table-cell table:style-name="ce7" table:formula="of:=[.Y11]" office:value-type="float" office:value="13.66">
            <text:p>13.660</text:p>
          </table:table-cell>
          <table:table-cell table:style-name="ce5" table:formula="of:=[.Z11]-1" office:value-type="float" office:value="0">
            <text:p>0</text:p>
          </table:table-cell>
          <table:table-cell table:style-name="ce14" table:formula="of:=[.Y12]" office:value-type="float" office:value="13.66">
            <text:p>13.66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5.04">
            <text:p>5.04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4.99009900990099">
            <text:p>4.9901</text:p>
          </table:table-cell>
          <table:table-cell table:style-name="ce7" table:formula="of:=[.D12]" office:value-type="float" office:value="12.2">
            <text:p>12.2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2.0792079207921">
            <text:p>12.0792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29.21">
            <text:p>29.21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9207920792079">
            <text:p>28.9208</text:p>
          </table:table-cell>
          <table:table-cell table:style-name="ce7" table:formula="of:=[.S12]" office:value-type="float" office:value="22.73">
            <text:p>22.73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5049504950495">
            <text:p>22.5050</text:p>
          </table:table-cell>
          <table:table-cell table:style-name="ce7" table:formula="of:=[.V12]" office:value-type="float" office:value="31.53">
            <text:p>31.53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31.2178217821782">
            <text:p>31.2178</text:p>
          </table:table-cell>
          <table:table-cell table:style-name="ce7" table:formula="of:=[.Y12]" office:value-type="float" office:value="13.66">
            <text:p>13.66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5247524752475">
            <text:p>13.5248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5.04">
            <text:p>5.04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4.94069208901088">
            <text:p>4.9407</text:p>
          </table:table-cell>
          <table:table-cell table:style-name="ce7" table:formula="of:=[.D13]" office:value-type="float" office:value="12.2">
            <text:p>12.2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1.9596118027644">
            <text:p>11.9596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29.21">
            <text:p>29.21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6344476031762">
            <text:p>28.6344</text:p>
          </table:table-cell>
          <table:table-cell table:style-name="ce7" table:formula="of:=[.S13]" office:value-type="float" office:value="22.73">
            <text:p>22.73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2821292030193">
            <text:p>22.2821</text:p>
          </table:table-cell>
          <table:table-cell table:style-name="ce7" table:formula="of:=[.V13]" office:value-type="float" office:value="31.53">
            <text:p>31.53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30.9087344378002">
            <text:p>30.9087</text:p>
          </table:table-cell>
          <table:table-cell table:style-name="ce7" table:formula="of:=[.Y13]" office:value-type="float" office:value="13.66">
            <text:p>13.66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3908440348985">
            <text:p>13.390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7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13" table:formula="of:=[.F14]/1.01" office:value-type="float" office:value="11.8411998047173">
            <text:p>11.8412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3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3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3" table:formula="of:=[.O14]/1.01" office:value-type="float" office:value="14.044439440513">
            <text:p>14.0444</text:p>
          </table:table-cell>
          <table:table-cell table:style-name="ce7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13" table:formula="of:=[.R14]/1.01" office:value-type="float" office:value="28.3509382209665">
            <text:p>28.3509</text:p>
          </table:table-cell>
          <table:table-cell table:style-name="ce7" table:formula="of:=[.S14]" office:value-type="float" office:value="22.73">
            <text:p>22.730</text:p>
          </table:table-cell>
          <table:table-cell table:formula="of:=[.T14]-1" office:value-type="float" office:value="-3">
            <text:p>-3</text:p>
          </table:table-cell>
          <table:table-cell table:style-name="ce13" table:formula="of:=[.U14]/1.01" office:value-type="float" office:value="22.0615140623954">
            <text:p>22.0615</text:p>
          </table:table-cell>
          <table:table-cell table:style-name="ce7" table:formula="of:=[.V14]" office:value-type="float" office:value="31.53">
            <text:p>31.530</text:p>
          </table:table-cell>
          <table:table-cell table:formula="of:=[.W14]-1" office:value-type="float" office:value="-3">
            <text:p>-3</text:p>
          </table:table-cell>
          <table:table-cell table:style-name="ce13" table:formula="of:=[.X14]/1.01" office:value-type="float" office:value="30.6027073641586">
            <text:p>30.6027</text:p>
          </table:table-cell>
          <table:table-cell table:style-name="ce7" table:formula="of:=[.Y14]" office:value-type="float" office:value="13.66">
            <text:p>13.660</text:p>
          </table:table-cell>
          <table:table-cell table:formula="of:=[.Z14]-1" office:value-type="float" office:value="-3">
            <text:p>-3</text:p>
          </table:table-cell>
          <table:table-cell table:style-name="ce13" table:formula="of:=[.AA14]/1.01" office:value-type="float" office:value="13.2582614206916">
            <text:p>13.2583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7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13" table:formula="of:=[.F15]/1.01" office:value-type="float" office:value="11.7239602026904">
            <text:p>11.7240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3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3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3" table:formula="of:=[.O15]/1.01" office:value-type="float" office:value="13.9053855846664">
            <text:p>13.9054</text:p>
          </table:table-cell>
          <table:table-cell table:style-name="ce7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13" table:formula="of:=[.R15]/1.01" office:value-type="float" office:value="28.0702358623431">
            <text:p>28.0702</text:p>
          </table:table-cell>
          <table:table-cell table:style-name="ce7" table:formula="of:=[.S15]" office:value-type="float" office:value="22.73">
            <text:p>22.730</text:p>
          </table:table-cell>
          <table:table-cell table:formula="of:=[.T15]-1" office:value-type="float" office:value="-4">
            <text:p>-4</text:p>
          </table:table-cell>
          <table:table-cell table:style-name="ce13" table:formula="of:=[.U15]/1.01" office:value-type="float" office:value="21.8430832300944">
            <text:p>21.8431</text:p>
          </table:table-cell>
          <table:table-cell table:style-name="ce7" table:formula="of:=[.V15]" office:value-type="float" office:value="31.53">
            <text:p>31.530</text:p>
          </table:table-cell>
          <table:table-cell table:formula="of:=[.W15]-1" office:value-type="float" office:value="-4">
            <text:p>-4</text:p>
          </table:table-cell>
          <table:table-cell table:style-name="ce13" table:formula="of:=[.X15]/1.01" office:value-type="float" office:value="30.2997102615432">
            <text:p>30.2997</text:p>
          </table:table-cell>
          <table:table-cell table:style-name="ce7" table:formula="of:=[.Y15]" office:value-type="float" office:value="13.66">
            <text:p>13.660</text:p>
          </table:table-cell>
          <table:table-cell table:formula="of:=[.Z15]-1" office:value-type="float" office:value="-4">
            <text:p>-4</text:p>
          </table:table-cell>
          <table:table-cell table:style-name="ce13" table:formula="of:=[.AA15]/1.01" office:value-type="float" office:value="13.1269915056353">
            <text:p>13.1270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5.04">
            <text:p>5.040</text:p>
          </table:table-cell>
          <table:table-cell table:style-name="ce5" table:formula="of:=[.B16]-1" office:value-type="float" office:value="-5">
            <text:p>-5</text:p>
          </table:table-cell>
          <table:table-cell table:style-name="ce14" table:formula="of:=[.C16]/1.01" office:value-type="float" office:value="4.79538706553801">
            <text:p>4.7954</text:p>
          </table:table-cell>
          <table:table-cell table:style-name="ce7" table:formula="of:=[.D16]" office:value-type="float" office:value="12.2">
            <text:p>12.200</text:p>
          </table:table-cell>
          <table:table-cell table:style-name="ce5" table:formula="of:=[.E16]-1" office:value-type="float" office:value="-5">
            <text:p>-5</text:p>
          </table:table-cell>
          <table:table-cell table:style-name="ce14" table:formula="of:=[.F16]/1.01" office:value-type="float" office:value="11.6078813888023">
            <text:p>11.6079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4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4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4" table:formula="of:=[.O16]/1.01" office:value-type="float" office:value="13.7677084996697">
            <text:p>13.7677</text:p>
          </table:table-cell>
          <table:table-cell table:style-name="ce7" table:formula="of:=[.P16]" office:value-type="float" office:value="29.21">
            <text:p>29.210</text:p>
          </table:table-cell>
          <table:table-cell table:style-name="ce5" table:formula="of:=[.Q16]-1" office:value-type="float" office:value="-5">
            <text:p>-5</text:p>
          </table:table-cell>
          <table:table-cell table:style-name="ce14" table:formula="of:=[.R16]/1.01" office:value-type="float" office:value="27.7923127349931">
            <text:p>27.7923</text:p>
          </table:table-cell>
          <table:table-cell table:style-name="ce7" table:formula="of:=[.S16]" office:value-type="float" office:value="22.73">
            <text:p>22.730</text:p>
          </table:table-cell>
          <table:table-cell table:style-name="ce5" table:formula="of:=[.T16]-1" office:value-type="float" office:value="-5">
            <text:p>-5</text:p>
          </table:table-cell>
          <table:table-cell table:style-name="ce14" table:formula="of:=[.U16]/1.01" office:value-type="float" office:value="21.6268150793014">
            <text:p>21.6268</text:p>
          </table:table-cell>
          <table:table-cell table:style-name="ce7" table:formula="of:=[.V16]" office:value-type="float" office:value="31.53">
            <text:p>31.530</text:p>
          </table:table-cell>
          <table:table-cell table:style-name="ce5" table:formula="of:=[.W16]-1" office:value-type="float" office:value="-5">
            <text:p>-5</text:p>
          </table:table-cell>
          <table:table-cell table:style-name="ce14" table:formula="of:=[.X16]/1.01" office:value-type="float" office:value="29.9997131302408">
            <text:p>29.9997</text:p>
          </table:table-cell>
          <table:table-cell table:style-name="ce7" table:formula="of:=[.Y16]" office:value-type="float" office:value="13.66">
            <text:p>13.660</text:p>
          </table:table-cell>
          <table:table-cell table:style-name="ce5" table:formula="of:=[.Z16]-1" office:value-type="float" office:value="-5">
            <text:p>-5</text:p>
          </table:table-cell>
          <table:table-cell table:style-name="ce14" table:formula="of:=[.AA16]/1.01" office:value-type="float" office:value="12.9970212927082">
            <text:p>12.997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7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13" table:formula="of:=[.F17]/1.01" office:value-type="float" office:value="11.4929518701013">
            <text:p>11.4930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3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3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3" table:formula="of:=[.O17]/1.01" office:value-type="float" office:value="13.6313945541284">
            <text:p>13.6314</text:p>
          </table:table-cell>
          <table:table-cell table:style-name="ce7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13" table:formula="of:=[.R17]/1.01" office:value-type="float" office:value="27.5171413217754">
            <text:p>27.5171</text:p>
          </table:table-cell>
          <table:table-cell table:style-name="ce7" table:formula="of:=[.S17]" office:value-type="float" office:value="22.73">
            <text:p>22.730</text:p>
          </table:table-cell>
          <table:table-cell table:formula="of:=[.T17]-1" office:value-type="float" office:value="-6">
            <text:p>-6</text:p>
          </table:table-cell>
          <table:table-cell table:style-name="ce13" table:formula="of:=[.U17]/1.01" office:value-type="float" office:value="21.4126881973281">
            <text:p>21.4127</text:p>
          </table:table-cell>
          <table:table-cell table:style-name="ce7" table:formula="of:=[.V17]" office:value-type="float" office:value="31.53">
            <text:p>31.530</text:p>
          </table:table-cell>
          <table:table-cell table:formula="of:=[.W17]-1" office:value-type="float" office:value="-6">
            <text:p>-6</text:p>
          </table:table-cell>
          <table:table-cell table:style-name="ce13" table:formula="of:=[.X17]/1.01" office:value-type="float" office:value="29.7026862675651">
            <text:p>29.7027</text:p>
          </table:table-cell>
          <table:table-cell table:style-name="ce7" table:formula="of:=[.Y17]" office:value-type="float" office:value="13.66">
            <text:p>13.660</text:p>
          </table:table-cell>
          <table:table-cell table:formula="of:=[.Z17]-1" office:value-type="float" office:value="-6">
            <text:p>-6</text:p>
          </table:table-cell>
          <table:table-cell table:style-name="ce13" table:formula="of:=[.AA17]/1.01" office:value-type="float" office:value="12.8683379135725">
            <text:p>12.8683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7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13" table:formula="of:=[.F18]/1.01" office:value-type="float" office:value="11.3791602674271">
            <text:p>11.3792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3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3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3" table:formula="of:=[.O18]/1.01" office:value-type="float" office:value="13.4964302516123">
            <text:p>13.4964</text:p>
          </table:table-cell>
          <table:table-cell table:style-name="ce7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13" table:formula="of:=[.R18]/1.01" office:value-type="float" office:value="27.2446943779954">
            <text:p>27.2447</text:p>
          </table:table-cell>
          <table:table-cell table:style-name="ce7" table:formula="of:=[.S18]" office:value-type="float" office:value="22.73">
            <text:p>22.730</text:p>
          </table:table-cell>
          <table:table-cell table:formula="of:=[.T18]-1" office:value-type="float" office:value="-7">
            <text:p>-7</text:p>
          </table:table-cell>
          <table:table-cell table:style-name="ce13" table:formula="of:=[.U18]/1.01" office:value-type="float" office:value="21.2006813834932">
            <text:p>21.2007</text:p>
          </table:table-cell>
          <table:table-cell table:style-name="ce7" table:formula="of:=[.V18]" office:value-type="float" office:value="31.53">
            <text:p>31.530</text:p>
          </table:table-cell>
          <table:table-cell table:formula="of:=[.W18]-1" office:value-type="float" office:value="-7">
            <text:p>-7</text:p>
          </table:table-cell>
          <table:table-cell table:style-name="ce13" table:formula="of:=[.X18]/1.01" office:value-type="float" office:value="29.408600264916">
            <text:p>29.4086</text:p>
          </table:table-cell>
          <table:table-cell table:style-name="ce7" table:formula="of:=[.Y18]" office:value-type="float" office:value="13.66">
            <text:p>13.660</text:p>
          </table:table-cell>
          <table:table-cell table:formula="of:=[.Z18]-1" office:value-type="float" office:value="-7">
            <text:p>-7</text:p>
          </table:table-cell>
          <table:table-cell table:style-name="ce13" table:formula="of:=[.AA18]/1.01" office:value-type="float" office:value="12.7409286272995">
            <text:p>12.7409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7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13" table:formula="of:=[.F19]/1.01" office:value-type="float" office:value="11.2664953142842">
            <text:p>11.2665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3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3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3" table:formula="of:=[.O19]/1.01" office:value-type="float" office:value="13.3628022293191">
            <text:p>13.3628</text:p>
          </table:table-cell>
          <table:table-cell table:style-name="ce7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13" table:formula="of:=[.R19]/1.01" office:value-type="float" office:value="26.9749449287083">
            <text:p>26.9749</text:p>
          </table:table-cell>
          <table:table-cell table:style-name="ce7" table:formula="of:=[.S19]" office:value-type="float" office:value="22.73">
            <text:p>22.730</text:p>
          </table:table-cell>
          <table:table-cell table:formula="of:=[.T19]-1" office:value-type="float" office:value="-8">
            <text:p>-8</text:p>
          </table:table-cell>
          <table:table-cell table:style-name="ce13" table:formula="of:=[.U19]/1.01" office:value-type="float" office:value="20.990773647023">
            <text:p>20.9908</text:p>
          </table:table-cell>
          <table:table-cell table:style-name="ce7" table:formula="of:=[.V19]" office:value-type="float" office:value="31.53">
            <text:p>31.530</text:p>
          </table:table-cell>
          <table:table-cell table:formula="of:=[.W19]-1" office:value-type="float" office:value="-8">
            <text:p>-8</text:p>
          </table:table-cell>
          <table:table-cell table:style-name="ce13" table:formula="of:=[.X19]/1.01" office:value-type="float" office:value="29.1174260048673">
            <text:p>29.1174</text:p>
          </table:table-cell>
          <table:table-cell table:style-name="ce7" table:formula="of:=[.Y19]" office:value-type="float" office:value="13.66">
            <text:p>13.660</text:p>
          </table:table-cell>
          <table:table-cell table:formula="of:=[.Z19]-1" office:value-type="float" office:value="-8">
            <text:p>-8</text:p>
          </table:table-cell>
          <table:table-cell table:style-name="ce13" table:formula="of:=[.AA19]/1.01" office:value-type="float" office:value="12.6147808191084">
            <text:p>12.6148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7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13" table:formula="of:=[.F20]/1.01" office:value-type="float" office:value="11.1549458557269">
            <text:p>11.1549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3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3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3" table:formula="of:=[.O20]/1.01" office:value-type="float" office:value="13.2304972567515">
            <text:p>13.2305</text:p>
          </table:table-cell>
          <table:table-cell table:style-name="ce7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13" table:formula="of:=[.R20]/1.01" office:value-type="float" office:value="26.7078662660479">
            <text:p>26.7079</text:p>
          </table:table-cell>
          <table:table-cell table:style-name="ce7" table:formula="of:=[.S20]" office:value-type="float" office:value="22.73">
            <text:p>22.730</text:p>
          </table:table-cell>
          <table:table-cell table:formula="of:=[.T20]-1" office:value-type="float" office:value="-9">
            <text:p>-9</text:p>
          </table:table-cell>
          <table:table-cell table:style-name="ce13" table:formula="of:=[.U20]/1.01" office:value-type="float" office:value="20.7829442049732">
            <text:p>20.7829</text:p>
          </table:table-cell>
          <table:table-cell table:style-name="ce7" table:formula="of:=[.V20]" office:value-type="float" office:value="31.53">
            <text:p>31.530</text:p>
          </table:table-cell>
          <table:table-cell table:formula="of:=[.W20]-1" office:value-type="float" office:value="-9">
            <text:p>-9</text:p>
          </table:table-cell>
          <table:table-cell table:style-name="ce13" table:formula="of:=[.X20]/1.01" office:value-type="float" office:value="28.8291346582845">
            <text:p>28.8291</text:p>
          </table:table-cell>
          <table:table-cell table:style-name="ce7" table:formula="of:=[.Y20]" office:value-type="float" office:value="13.66">
            <text:p>13.660</text:p>
          </table:table-cell>
          <table:table-cell table:formula="of:=[.Z20]-1" office:value-type="float" office:value="-9">
            <text:p>-9</text:p>
          </table:table-cell>
          <table:table-cell table:style-name="ce13" table:formula="of:=[.AA20]/1.01" office:value-type="float" office:value="12.4898819991172">
            <text:p>12.489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7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13" table:formula="of:=[.F21]/1.01" office:value-type="float" office:value="11.0445008472544">
            <text:p>11.0445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3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3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3" table:formula="of:=[.O21]/1.01" office:value-type="float" office:value="13.0995022344075">
            <text:p>13.0995</text:p>
          </table:table-cell>
          <table:table-cell table:style-name="ce7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13" table:formula="of:=[.R21]/1.01" office:value-type="float" office:value="26.443431946582">
            <text:p>26.4434</text:p>
          </table:table-cell>
          <table:table-cell table:style-name="ce7" table:formula="of:=[.S21]" office:value-type="float" office:value="22.73">
            <text:p>22.730</text:p>
          </table:table-cell>
          <table:table-cell table:formula="of:=[.T21]-1" office:value-type="float" office:value="-10">
            <text:p>-10</text:p>
          </table:table-cell>
          <table:table-cell table:style-name="ce13" table:formula="of:=[.U21]/1.01" office:value-type="float" office:value="20.5771724801715">
            <text:p>20.5772</text:p>
          </table:table-cell>
          <table:table-cell table:style-name="ce7" table:formula="of:=[.V21]" office:value-type="float" office:value="31.53">
            <text:p>31.530</text:p>
          </table:table-cell>
          <table:table-cell table:formula="of:=[.W21]-1" office:value-type="float" office:value="-10">
            <text:p>-10</text:p>
          </table:table-cell>
          <table:table-cell table:style-name="ce13" table:formula="of:=[.X21]/1.01" office:value-type="float" office:value="28.5436976814698">
            <text:p>28.5437</text:p>
          </table:table-cell>
          <table:table-cell table:style-name="ce7" table:formula="of:=[.Y21]" office:value-type="float" office:value="13.66">
            <text:p>13.660</text:p>
          </table:table-cell>
          <table:table-cell table:formula="of:=[.Z21]-1" office:value-type="float" office:value="-10">
            <text:p>-10</text:p>
          </table:table-cell>
          <table:table-cell table:style-name="ce13" table:formula="of:=[.AA21]/1.01" office:value-type="float" office:value="12.3662198011062">
            <text:p>12.366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3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6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13" table:formula="of:=[.F26]*1.01" office:value-type="float" office:value="1.00631075624961">
            <text:p>1.0063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3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3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3" table:formula="of:=[.O26]*1.01" office:value-type="float" office:value="1.43490414090915">
            <text:p>1.4349</text:p>
          </table:table-cell>
          <table:table-cell table:style-name="ce6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13" table:formula="of:=[.R26]*1.01" office:value-type="float" office:value="0.997473779246318">
            <text:p>0.9975</text:p>
          </table:table-cell>
          <table:table-cell table:style-name="ce6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13" table:formula="of:=[.U26]*1.01" office:value-type="float" office:value="1.23717678046055">
            <text:p>1.2372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3" table:formula="of:=[.X26]*1.01" office:value-type="float" office:value="1.36531294700825">
            <text:p>1.3653</text:p>
          </table:table-cell>
          <table:table-cell table:style-name="ce6" office:value-type="float" office:value="1.409">
            <text:p>1.409</text:p>
          </table:table-cell>
          <table:table-cell office:value-type="float" office:value="10">
            <text:p>10</text:p>
          </table:table-cell>
          <table:table-cell table:style-name="ce13" table:formula="of:=[.AA26]*1.01" office:value-type="float" office:value="1.55641257470439">
            <text:p>1.556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7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13" table:formula="of:=[.F27]*1.01" office:value-type="float" office:value="0.996347283415453">
            <text:p>0.9963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3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3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3" table:formula="of:=[.O27]*1.01" office:value-type="float" office:value="1.42069716921698">
            <text:p>1.4207</text:p>
          </table:table-cell>
          <table:table-cell table:style-name="ce7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13" table:formula="of:=[.R27]*1.01" office:value-type="float" office:value="0.987597801233978">
            <text:p>0.9876</text:p>
          </table:table-cell>
          <table:table-cell table:style-name="ce7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13" table:formula="of:=[.U27]*1.01" office:value-type="float" office:value="1.22492750540648">
            <text:p>1.2249</text:p>
          </table:table-cell>
          <table:table-cell table:style-name="ce7" table:formula="of:=[.V25]" office:value-type="float" office:value="1.236">
            <text:p>1.236</text:p>
          </table:table-cell>
          <table:table-cell table:formula="of:=[.W25]-1" office:value-type="float" office:value="9">
            <text:p>9</text:p>
          </table:table-cell>
          <table:table-cell table:style-name="ce13" table:formula="of:=[.X27]*1.01" office:value-type="float" office:value="1.35179499703787">
            <text:p>1.3518</text:p>
          </table:table-cell>
          <table:table-cell table:style-name="ce7" table:formula="of:=[.Y25]" office:value-type="float" office:value="1.409">
            <text:p>1.409</text:p>
          </table:table-cell>
          <table:table-cell table:formula="of:=[.Z25]-1" office:value-type="float" office:value="9">
            <text:p>9</text:p>
          </table:table-cell>
          <table:table-cell table:style-name="ce13" table:formula="of:=[.AA27]*1.01" office:value-type="float" office:value="1.54100254921226">
            <text:p>1.5410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7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13" table:formula="of:=[.F28]*1.01" office:value-type="float" office:value="0.986482458827181">
            <text:p>0.9865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3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3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3" table:formula="of:=[.O28]*1.01" office:value-type="float" office:value="1.40663086061088">
            <text:p>1.4066</text:p>
          </table:table-cell>
          <table:table-cell table:style-name="ce7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13" table:formula="of:=[.R28]*1.01" office:value-type="float" office:value="0.977819605182156">
            <text:p>0.9778</text:p>
          </table:table-cell>
          <table:table-cell table:style-name="ce7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13" table:formula="of:=[.U28]*1.01" office:value-type="float" office:value="1.21279951030345">
            <text:p>1.2128</text:p>
          </table:table-cell>
          <table:table-cell table:style-name="ce7" table:formula="of:=[.V26]" office:value-type="float" office:value="1.236">
            <text:p>1.236</text:p>
          </table:table-cell>
          <table:table-cell table:formula="of:=[.W26]-1" office:value-type="float" office:value="8">
            <text:p>8</text:p>
          </table:table-cell>
          <table:table-cell table:style-name="ce13" table:formula="of:=[.X28]*1.01" office:value-type="float" office:value="1.33841088815631">
            <text:p>1.3384</text:p>
          </table:table-cell>
          <table:table-cell table:style-name="ce7" table:formula="of:=[.Y26]" office:value-type="float" office:value="1.409">
            <text:p>1.409</text:p>
          </table:table-cell>
          <table:table-cell table:formula="of:=[.Z26]-1" office:value-type="float" office:value="8">
            <text:p>8</text:p>
          </table:table-cell>
          <table:table-cell table:style-name="ce13" table:formula="of:=[.AA28]*1.01" office:value-type="float" office:value="1.52574509822997">
            <text:p>1.5257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7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13" table:formula="of:=[.F29]*1.01" office:value-type="float" office:value="0.976715305769486">
            <text:p>0.976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3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3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3" table:formula="of:=[.O29]*1.01" office:value-type="float" office:value="1.39270382238701">
            <text:p>1.3927</text:p>
          </table:table-cell>
          <table:table-cell table:style-name="ce7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13" table:formula="of:=[.R29]*1.01" office:value-type="float" office:value="0.96813822295263">
            <text:p>0.9681</text:p>
          </table:table-cell>
          <table:table-cell table:style-name="ce7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13" table:formula="of:=[.U29]*1.01" office:value-type="float" office:value="1.20079159435985">
            <text:p>1.2008</text:p>
          </table:table-cell>
          <table:table-cell table:style-name="ce7" table:formula="of:=[.V27]" office:value-type="float" office:value="1.236">
            <text:p>1.236</text:p>
          </table:table-cell>
          <table:table-cell table:formula="of:=[.W27]-1" office:value-type="float" office:value="7">
            <text:p>7</text:p>
          </table:table-cell>
          <table:table-cell table:style-name="ce13" table:formula="of:=[.X29]*1.01" office:value-type="float" office:value="1.32515929520426">
            <text:p>1.3252</text:p>
          </table:table-cell>
          <table:table-cell table:style-name="ce7" table:formula="of:=[.Y27]" office:value-type="float" office:value="1.409">
            <text:p>1.409</text:p>
          </table:table-cell>
          <table:table-cell table:formula="of:=[.Z27]-1" office:value-type="float" office:value="7">
            <text:p>7</text:p>
          </table:table-cell>
          <table:table-cell table:style-name="ce13" table:formula="of:=[.AA29]*1.01" office:value-type="float" office:value="1.51063871111878">
            <text:p>1.510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7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13" table:formula="of:=[.F30]*1.01" office:value-type="float" office:value="0.967044857197511">
            <text:p>0.9670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3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3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3" table:formula="of:=[.O30]*1.01" office:value-type="float" office:value="1.3789146756307">
            <text:p>1.3789</text:p>
          </table:table-cell>
          <table:table-cell table:style-name="ce7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13" table:formula="of:=[.R30]*1.01" office:value-type="float" office:value="0.958552695992703">
            <text:p>0.9586</text:p>
          </table:table-cell>
          <table:table-cell table:style-name="ce7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13" table:formula="of:=[.U30]*1.01" office:value-type="float" office:value="1.18890256867312">
            <text:p>1.1889</text:p>
          </table:table-cell>
          <table:table-cell table:style-name="ce7" table:formula="of:=[.V28]" office:value-type="float" office:value="1.236">
            <text:p>1.236</text:p>
          </table:table-cell>
          <table:table-cell table:formula="of:=[.W28]-1" office:value-type="float" office:value="6">
            <text:p>6</text:p>
          </table:table-cell>
          <table:table-cell table:style-name="ce13" table:formula="of:=[.X30]*1.01" office:value-type="float" office:value="1.31203890614284">
            <text:p>1.3120</text:p>
          </table:table-cell>
          <table:table-cell table:style-name="ce7" table:formula="of:=[.Y28]" office:value-type="float" office:value="1.409">
            <text:p>1.409</text:p>
          </table:table-cell>
          <table:table-cell table:formula="of:=[.Z28]-1" office:value-type="float" office:value="6">
            <text:p>6</text:p>
          </table:table-cell>
          <table:table-cell table:style-name="ce13" table:formula="of:=[.AA30]*1.01" office:value-type="float" office:value="1.49568189219681">
            <text:p>1.495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87.23">
            <text:p>87.230</text:p>
          </table:table-cell>
          <table:table-cell table:style-name="ce5" table:formula="of:=[.B29]-1" office:value-type="float" office:value="5">
            <text:p>5</text:p>
          </table:table-cell>
          <table:table-cell table:style-name="ce14" table:formula="of:=[.C31]*1.01" office:value-type="float" office:value="91.679606670223">
            <text:p>91.6796</text:p>
          </table:table-cell>
          <table:table-cell table:style-name="ce7" table:formula="of:=[.D29]" office:value-type="float" office:value="0.911">
            <text:p>0.911</text:p>
          </table:table-cell>
          <table:table-cell table:style-name="ce5" table:formula="of:=[.E29]-1" office:value-type="float" office:value="5">
            <text:p>5</text:p>
          </table:table-cell>
          <table:table-cell table:style-name="ce14" table:formula="of:=[.F31]*1.01" office:value-type="float" office:value="0.9574701556411">
            <text:p>0.9575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4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4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4" table:formula="of:=[.O31]*1.01" office:value-type="float" office:value="1.3652620550799">
            <text:p>1.3653</text:p>
          </table:table-cell>
          <table:table-cell table:style-name="ce7" table:formula="of:=[.P29]" office:value-type="float" office:value="0.903">
            <text:p>0.903</text:p>
          </table:table-cell>
          <table:table-cell table:style-name="ce5" table:formula="of:=[.Q29]-1" office:value-type="float" office:value="5">
            <text:p>5</text:p>
          </table:table-cell>
          <table:table-cell table:style-name="ce14" table:formula="of:=[.R31]*1.01" office:value-type="float" office:value="0.9490620752403">
            <text:p>0.9491</text:p>
          </table:table-cell>
          <table:table-cell table:style-name="ce7" table:formula="of:=[.S29]" office:value-type="float" office:value="1.12">
            <text:p>1.120</text:p>
          </table:table-cell>
          <table:table-cell table:style-name="ce5" table:formula="of:=[.T29]-1" office:value-type="float" office:value="5">
            <text:p>5</text:p>
          </table:table-cell>
          <table:table-cell table:style-name="ce14" table:formula="of:=[.U31]*1.01" office:value-type="float" office:value="1.177131256112">
            <text:p>1.1771</text:p>
          </table:table-cell>
          <table:table-cell table:style-name="ce7" table:formula="of:=[.V29]" office:value-type="float" office:value="1.236">
            <text:p>1.236</text:p>
          </table:table-cell>
          <table:table-cell table:style-name="ce5" table:formula="of:=[.W29]-1" office:value-type="float" office:value="5">
            <text:p>5</text:p>
          </table:table-cell>
          <table:table-cell table:style-name="ce14" table:formula="of:=[.X31]*1.01" office:value-type="float" office:value="1.2990484219236">
            <text:p>1.2990</text:p>
          </table:table-cell>
          <table:table-cell table:style-name="ce7" table:formula="of:=[.Y29]" office:value-type="float" office:value="1.409">
            <text:p>1.409</text:p>
          </table:table-cell>
          <table:table-cell table:style-name="ce5" table:formula="of:=[.Z29]-1" office:value-type="float" office:value="5">
            <text:p>5</text:p>
          </table:table-cell>
          <table:table-cell table:style-name="ce14" table:formula="of:=[.AA31]*1.01" office:value-type="float" office:value="1.4808731605909">
            <text:p>1.4809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7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13" table:formula="of:=[.F32]*1.01" office:value-type="float" office:value="0.94799025311">
            <text:p>0.9480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3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3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3" table:formula="of:=[.O32]*1.01" office:value-type="float" office:value="1.35174460899">
            <text:p>1.3517</text:p>
          </table:table-cell>
          <table:table-cell table:style-name="ce7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13" table:formula="of:=[.R32]*1.01" office:value-type="float" office:value="0.93966542103">
            <text:p>0.9397</text:p>
          </table:table-cell>
          <table:table-cell table:style-name="ce7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13" table:formula="of:=[.U32]*1.01" office:value-type="float" office:value="1.1654764912">
            <text:p>1.1655</text:p>
          </table:table-cell>
          <table:table-cell table:style-name="ce7" table:formula="of:=[.V30]" office:value-type="float" office:value="1.236">
            <text:p>1.236</text:p>
          </table:table-cell>
          <table:table-cell table:formula="of:=[.W30]-1" office:value-type="float" office:value="4">
            <text:p>4</text:p>
          </table:table-cell>
          <table:table-cell table:style-name="ce13" table:formula="of:=[.X32]*1.01" office:value-type="float" office:value="1.28618655636">
            <text:p>1.2862</text:p>
          </table:table-cell>
          <table:table-cell table:style-name="ce7" table:formula="of:=[.Y30]" office:value-type="float" office:value="1.409">
            <text:p>1.409</text:p>
          </table:table-cell>
          <table:table-cell table:formula="of:=[.Z30]-1" office:value-type="float" office:value="4">
            <text:p>4</text:p>
          </table:table-cell>
          <table:table-cell table:style-name="ce13" table:formula="of:=[.AA32]*1.01" office:value-type="float" office:value="1.46621105009">
            <text:p>1.466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7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13" table:formula="of:=[.F33]*1.01" office:value-type="float" office:value="0.938604211">
            <text:p>0.938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3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3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3" table:formula="of:=[.O33]*1.01" office:value-type="float" office:value="1.338360999">
            <text:p>1.3384</text:p>
          </table:table-cell>
          <table:table-cell table:style-name="ce7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13" table:formula="of:=[.R33]*1.01" office:value-type="float" office:value="0.930361803">
            <text:p>0.9304</text:p>
          </table:table-cell>
          <table:table-cell table:style-name="ce7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13" table:formula="of:=[.U33]*1.01" office:value-type="float" office:value="1.15393712">
            <text:p>1.1539</text:p>
          </table:table-cell>
          <table:table-cell table:style-name="ce7" table:formula="of:=[.V31]" office:value-type="float" office:value="1.236">
            <text:p>1.236</text:p>
          </table:table-cell>
          <table:table-cell table:formula="of:=[.W31]-1" office:value-type="float" office:value="3">
            <text:p>3</text:p>
          </table:table-cell>
          <table:table-cell table:style-name="ce13" table:formula="of:=[.X33]*1.01" office:value-type="float" office:value="1.273452036">
            <text:p>1.2735</text:p>
          </table:table-cell>
          <table:table-cell table:style-name="ce7" table:formula="of:=[.Y31]" office:value-type="float" office:value="1.409">
            <text:p>1.409</text:p>
          </table:table-cell>
          <table:table-cell table:formula="of:=[.Z31]-1" office:value-type="float" office:value="3">
            <text:p>3</text:p>
          </table:table-cell>
          <table:table-cell table:style-name="ce13" table:formula="of:=[.AA33]*1.01" office:value-type="float" office:value="1.451694109">
            <text:p>1.451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7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13" table:formula="of:=[.F34]*1.01" office:value-type="float" office:value="0.9293111">
            <text:p>0.9293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3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3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3" table:formula="of:=[.O34]*1.01" office:value-type="float" office:value="1.3251099">
            <text:p>1.3251</text:p>
          </table:table-cell>
          <table:table-cell table:style-name="ce7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13" table:formula="of:=[.R34]*1.01" office:value-type="float" office:value="0.9211503">
            <text:p>0.9212</text:p>
          </table:table-cell>
          <table:table-cell table:style-name="ce7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13" table:formula="of:=[.U34]*1.01" office:value-type="float" office:value="1.142512">
            <text:p>1.1425</text:p>
          </table:table-cell>
          <table:table-cell table:style-name="ce7" table:formula="of:=[.V32]" office:value-type="float" office:value="1.236">
            <text:p>1.236</text:p>
          </table:table-cell>
          <table:table-cell table:formula="of:=[.W32]-1" office:value-type="float" office:value="2">
            <text:p>2</text:p>
          </table:table-cell>
          <table:table-cell table:style-name="ce13" table:formula="of:=[.X34]*1.01" office:value-type="float" office:value="1.2608436">
            <text:p>1.2608</text:p>
          </table:table-cell>
          <table:table-cell table:style-name="ce7" table:formula="of:=[.Y32]" office:value-type="float" office:value="1.409">
            <text:p>1.409</text:p>
          </table:table-cell>
          <table:table-cell table:formula="of:=[.Z32]-1" office:value-type="float" office:value="2">
            <text:p>2</text:p>
          </table:table-cell>
          <table:table-cell table:style-name="ce13" table:formula="of:=[.AA34]*1.01" office:value-type="float" office:value="1.4373209">
            <text:p>1.437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7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13" table:formula="of:=[.F35]*1.01" office:value-type="float" office:value="0.92011">
            <text:p>0.9201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3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3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3" table:formula="of:=[.O35]*1.01" office:value-type="float" office:value="1.31199">
            <text:p>1.3120</text:p>
          </table:table-cell>
          <table:table-cell table:style-name="ce7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13" table:formula="of:=[.R35]*1.01" office:value-type="float" office:value="0.91203">
            <text:p>0.9120</text:p>
          </table:table-cell>
          <table:table-cell table:style-name="ce7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13" table:formula="of:=[.U35]*1.01" office:value-type="float" office:value="1.1312">
            <text:p>1.1312</text:p>
          </table:table-cell>
          <table:table-cell table:style-name="ce7" table:formula="of:=[.V33]" office:value-type="float" office:value="1.236">
            <text:p>1.236</text:p>
          </table:table-cell>
          <table:table-cell table:formula="of:=[.W33]-1" office:value-type="float" office:value="1">
            <text:p>1</text:p>
          </table:table-cell>
          <table:table-cell table:style-name="ce13" table:formula="of:=[.X35]*1.01" office:value-type="float" office:value="1.24836">
            <text:p>1.2484</text:p>
          </table:table-cell>
          <table:table-cell table:style-name="ce7" table:formula="of:=[.Y33]" office:value-type="float" office:value="1.409">
            <text:p>1.409</text:p>
          </table:table-cell>
          <table:table-cell table:formula="of:=[.Z33]-1" office:value-type="float" office:value="1">
            <text:p>1</text:p>
          </table:table-cell>
          <table:table-cell table:style-name="ce13" table:formula="of:=[.AA35]*1.01" office:value-type="float" office:value="1.42309">
            <text:p>1.423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87.23">
            <text:p>87.230</text:p>
          </table:table-cell>
          <table:table-cell table:style-name="ce5" table:formula="of:=[.B34]-1" office:value-type="float" office:value="0">
            <text:p>0</text:p>
          </table:table-cell>
          <table:table-cell table:style-name="ce14" table:formula="of:=[.A35]" office:value-type="float" office:value="87.23">
            <text:p>87.2300</text:p>
          </table:table-cell>
          <table:table-cell table:style-name="ce7" table:formula="of:=[.D34]" office:value-type="float" office:value="0.911">
            <text:p>0.911</text:p>
          </table:table-cell>
          <table:table-cell table:style-name="ce5" table:formula="of:=[.E34]-1" office:value-type="float" office:value="0">
            <text:p>0</text:p>
          </table:table-cell>
          <table:table-cell table:style-name="ce14" table:formula="of:=[.D35]" office:value-type="float" office:value="0.911">
            <text:p>0.911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4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4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4" table:formula="of:=[.M35]" office:value-type="float" office:value="1.299">
            <text:p>1.2990</text:p>
          </table:table-cell>
          <table:table-cell table:style-name="ce7" table:formula="of:=[.P34]" office:value-type="float" office:value="0.903">
            <text:p>0.903</text:p>
          </table:table-cell>
          <table:table-cell table:style-name="ce5" table:formula="of:=[.Q34]-1" office:value-type="float" office:value="0">
            <text:p>0</text:p>
          </table:table-cell>
          <table:table-cell table:style-name="ce14" table:formula="of:=[.P35]" office:value-type="float" office:value="0.903">
            <text:p>0.9030</text:p>
          </table:table-cell>
          <table:table-cell table:style-name="ce7" table:formula="of:=[.S34]" office:value-type="float" office:value="1.12">
            <text:p>1.120</text:p>
          </table:table-cell>
          <table:table-cell table:style-name="ce5" table:formula="of:=[.T34]-1" office:value-type="float" office:value="0">
            <text:p>0</text:p>
          </table:table-cell>
          <table:table-cell table:style-name="ce14" table:formula="of:=[.S35]" office:value-type="float" office:value="1.12">
            <text:p>1.1200</text:p>
          </table:table-cell>
          <table:table-cell table:style-name="ce7" table:formula="of:=[.V34]" office:value-type="float" office:value="1.236">
            <text:p>1.236</text:p>
          </table:table-cell>
          <table:table-cell table:style-name="ce5" table:formula="of:=[.W34]-1" office:value-type="float" office:value="0">
            <text:p>0</text:p>
          </table:table-cell>
          <table:table-cell table:style-name="ce14" table:formula="of:=[.V35]" office:value-type="float" office:value="1.236">
            <text:p>1.2360</text:p>
          </table:table-cell>
          <table:table-cell table:style-name="ce7" table:formula="of:=[.Y34]" office:value-type="float" office:value="1.409">
            <text:p>1.409</text:p>
          </table:table-cell>
          <table:table-cell table:style-name="ce5" table:formula="of:=[.Z34]-1" office:value-type="float" office:value="0">
            <text:p>0</text:p>
          </table:table-cell>
          <table:table-cell table:style-name="ce14" table:formula="of:=[.Y35]" office:value-type="float" office:value="1.409">
            <text:p>1.409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87.23">
            <text:p>87.23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86.3663366336634">
            <text:p>86.3663</text:p>
          </table:table-cell>
          <table:table-cell table:style-name="ce7" table:formula="of:=[.D35]" office:value-type="float" office:value="0.911">
            <text:p>0.911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0.901980198019802">
            <text:p>0.9020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0.903">
            <text:p>0.903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0.894059405940594">
            <text:p>0.8941</text:p>
          </table:table-cell>
          <table:table-cell table:style-name="ce7" table:formula="of:=[.S35]" office:value-type="float" office:value="1.12">
            <text:p>1.12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0891089108911">
            <text:p>1.1089</text:p>
          </table:table-cell>
          <table:table-cell table:style-name="ce7" table:formula="of:=[.V35]" office:value-type="float" office:value="1.236">
            <text:p>1.236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376237623762">
            <text:p>1.2238</text:p>
          </table:table-cell>
          <table:table-cell table:style-name="ce7" table:formula="of:=[.Y35]" office:value-type="float" office:value="1.409">
            <text:p>1.409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3950495049505">
            <text:p>1.3950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87.23">
            <text:p>87.23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85.5112243897657">
            <text:p>85.5112</text:p>
          </table:table-cell>
          <table:table-cell table:style-name="ce7" table:formula="of:=[.D36]" office:value-type="float" office:value="0.911">
            <text:p>0.911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0.893049701009705">
            <text:p>0.893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0.903">
            <text:p>0.903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0.88520733261445">
            <text:p>0.8852</text:p>
          </table:table-cell>
          <table:table-cell table:style-name="ce7" table:formula="of:=[.S36]" office:value-type="float" office:value="1.12">
            <text:p>1.12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09793157533575">
            <text:p>1.0979</text:p>
          </table:table-cell>
          <table:table-cell table:style-name="ce7" table:formula="of:=[.V36]" office:value-type="float" office:value="1.236">
            <text:p>1.236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164591706695">
            <text:p>1.2116</text:p>
          </table:table-cell>
          <table:table-cell table:style-name="ce7" table:formula="of:=[.Y36]" office:value-type="float" office:value="1.409">
            <text:p>1.409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8123713361435">
            <text:p>1.3812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7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13" table:formula="of:=[.F37]/1.01" office:value-type="float" office:value="0.884207624762084">
            <text:p>0.8842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3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3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3" table:formula="of:=[.O37]/1.01" office:value-type="float" office:value="1.26079660215801">
            <text:p>1.2608</text:p>
          </table:table-cell>
          <table:table-cell table:style-name="ce7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13" table:formula="of:=[.R37]/1.01" office:value-type="float" office:value="0.876442903578663">
            <text:p>0.8764</text:p>
          </table:table-cell>
          <table:table-cell table:style-name="ce7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13" table:formula="of:=[.U37]/1.01" office:value-type="float" office:value="1.08706096567896">
            <text:p>1.0871</text:p>
          </table:table-cell>
          <table:table-cell table:style-name="ce7" table:formula="of:=[.V37]" office:value-type="float" office:value="1.236">
            <text:p>1.236</text:p>
          </table:table-cell>
          <table:table-cell table:formula="of:=[.W37]-1" office:value-type="float" office:value="-3">
            <text:p>-3</text:p>
          </table:table-cell>
          <table:table-cell table:style-name="ce13" table:formula="of:=[.X37]/1.01" office:value-type="float" office:value="1.19964942283857">
            <text:p>1.1996</text:p>
          </table:table-cell>
          <table:table-cell table:style-name="ce7" table:formula="of:=[.Y37]" office:value-type="float" office:value="1.409">
            <text:p>1.409</text:p>
          </table:table-cell>
          <table:table-cell table:formula="of:=[.Z37]-1" office:value-type="float" office:value="-3">
            <text:p>-3</text:p>
          </table:table-cell>
          <table:table-cell table:style-name="ce13" table:formula="of:=[.AA37]/1.01" office:value-type="float" office:value="1.36756151843005">
            <text:p>1.3676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7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13" table:formula="of:=[.F38]/1.01" office:value-type="float" office:value="0.875453093823846">
            <text:p>0.8755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3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3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3" table:formula="of:=[.O38]/1.01" office:value-type="float" office:value="1.24831346748318">
            <text:p>1.2483</text:p>
          </table:table-cell>
          <table:table-cell table:style-name="ce7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13" table:formula="of:=[.R38]/1.01" office:value-type="float" office:value="0.867765251067983">
            <text:p>0.8678</text:p>
          </table:table-cell>
          <table:table-cell table:style-name="ce7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13" table:formula="of:=[.U38]/1.01" office:value-type="float" office:value="1.07629798582075">
            <text:p>1.0763</text:p>
          </table:table-cell>
          <table:table-cell table:style-name="ce7" table:formula="of:=[.V38]" office:value-type="float" office:value="1.236">
            <text:p>1.236</text:p>
          </table:table-cell>
          <table:table-cell table:formula="of:=[.W38]-1" office:value-type="float" office:value="-4">
            <text:p>-4</text:p>
          </table:table-cell>
          <table:table-cell table:style-name="ce13" table:formula="of:=[.X38]/1.01" office:value-type="float" office:value="1.18777170578076">
            <text:p>1.1878</text:p>
          </table:table-cell>
          <table:table-cell table:style-name="ce7" table:formula="of:=[.Y38]" office:value-type="float" office:value="1.409">
            <text:p>1.409</text:p>
          </table:table-cell>
          <table:table-cell table:formula="of:=[.Z38]-1" office:value-type="float" office:value="-4">
            <text:p>-4</text:p>
          </table:table-cell>
          <table:table-cell table:style-name="ce13" table:formula="of:=[.AA38]/1.01" office:value-type="float" office:value="1.35402130537629">
            <text:p>1.3540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87.23">
            <text:p>87.230</text:p>
          </table:table-cell>
          <table:table-cell table:style-name="ce5" table:formula="of:=[.B39]-1" office:value-type="float" office:value="-5">
            <text:p>-5</text:p>
          </table:table-cell>
          <table:table-cell table:style-name="ce14" table:formula="of:=[.C39]/1.01" office:value-type="float" office:value="82.9963519299367">
            <text:p>82.9964</text:p>
          </table:table-cell>
          <table:table-cell table:style-name="ce7" table:formula="of:=[.D39]" office:value-type="float" office:value="0.911">
            <text:p>0.911</text:p>
          </table:table-cell>
          <table:table-cell table:style-name="ce5" table:formula="of:=[.E39]-1" office:value-type="float" office:value="-5">
            <text:p>-5</text:p>
          </table:table-cell>
          <table:table-cell table:style-name="ce14" table:formula="of:=[.F39]/1.01" office:value-type="float" office:value="0.866785241409748">
            <text:p>0.8668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4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4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4" table:formula="of:=[.O39]/1.01" office:value-type="float" office:value="1.23595392820117">
            <text:p>1.2360</text:p>
          </table:table-cell>
          <table:table-cell table:style-name="ce7" table:formula="of:=[.P39]" office:value-type="float" office:value="0.903">
            <text:p>0.903</text:p>
          </table:table-cell>
          <table:table-cell table:style-name="ce5" table:formula="of:=[.Q39]-1" office:value-type="float" office:value="-5">
            <text:p>-5</text:p>
          </table:table-cell>
          <table:table-cell table:style-name="ce14" table:formula="of:=[.R39]/1.01" office:value-type="float" office:value="0.859173515908894">
            <text:p>0.8592</text:p>
          </table:table-cell>
          <table:table-cell table:style-name="ce7" table:formula="of:=[.S39]" office:value-type="float" office:value="1.12">
            <text:p>1.120</text:p>
          </table:table-cell>
          <table:table-cell table:style-name="ce5" table:formula="of:=[.T39]-1" office:value-type="float" office:value="-5">
            <text:p>-5</text:p>
          </table:table-cell>
          <table:table-cell table:style-name="ce14" table:formula="of:=[.U39]/1.01" office:value-type="float" office:value="1.06564157011956">
            <text:p>1.0656</text:p>
          </table:table-cell>
          <table:table-cell table:style-name="ce7" table:formula="of:=[.V39]" office:value-type="float" office:value="1.236">
            <text:p>1.236</text:p>
          </table:table-cell>
          <table:table-cell table:style-name="ce5" table:formula="of:=[.W39]-1" office:value-type="float" office:value="-5">
            <text:p>-5</text:p>
          </table:table-cell>
          <table:table-cell table:style-name="ce14" table:formula="of:=[.X39]/1.01" office:value-type="float" office:value="1.17601158988194">
            <text:p>1.1760</text:p>
          </table:table-cell>
          <table:table-cell table:style-name="ce7" table:formula="of:=[.Y39]" office:value-type="float" office:value="1.409">
            <text:p>1.409</text:p>
          </table:table-cell>
          <table:table-cell table:style-name="ce5" table:formula="of:=[.Z39]-1" office:value-type="float" office:value="-5">
            <text:p>-5</text:p>
          </table:table-cell>
          <table:table-cell table:style-name="ce14" table:formula="of:=[.AA39]/1.01" office:value-type="float" office:value="1.34061515383791">
            <text:p>1.3406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7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13" table:formula="of:=[.F40]/1.01" office:value-type="float" office:value="0.858203209316582">
            <text:p>0.8582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3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3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3" table:formula="of:=[.O40]/1.01" office:value-type="float" office:value="1.22371676059521">
            <text:p>1.2237</text:p>
          </table:table-cell>
          <table:table-cell table:style-name="ce7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13" table:formula="of:=[.R40]/1.01" office:value-type="float" office:value="0.850666847434549">
            <text:p>0.8507</text:p>
          </table:table-cell>
          <table:table-cell table:style-name="ce7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13" table:formula="of:=[.U40]/1.01" office:value-type="float" office:value="1.05509066348471">
            <text:p>1.0551</text:p>
          </table:table-cell>
          <table:table-cell table:style-name="ce7" table:formula="of:=[.V40]" office:value-type="float" office:value="1.236">
            <text:p>1.236</text:p>
          </table:table-cell>
          <table:table-cell table:formula="of:=[.W40]-1" office:value-type="float" office:value="-6">
            <text:p>-6</text:p>
          </table:table-cell>
          <table:table-cell table:style-name="ce13" table:formula="of:=[.X40]/1.01" office:value-type="float" office:value="1.1643679107742">
            <text:p>1.1644</text:p>
          </table:table-cell>
          <table:table-cell table:style-name="ce7" table:formula="of:=[.Y40]" office:value-type="float" office:value="1.409">
            <text:p>1.409</text:p>
          </table:table-cell>
          <table:table-cell table:formula="of:=[.Z40]-1" office:value-type="float" office:value="-6">
            <text:p>-6</text:p>
          </table:table-cell>
          <table:table-cell table:style-name="ce13" table:formula="of:=[.AA40]/1.01" office:value-type="float" office:value="1.32734173647318">
            <text:p>1.3273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7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13" table:formula="of:=[.F41]/1.01" office:value-type="float" office:value="0.8497061478382">
            <text:p>0.8497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3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3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3" table:formula="of:=[.O41]/1.01" office:value-type="float" office:value="1.21160075306457">
            <text:p>1.2116</text:p>
          </table:table-cell>
          <table:table-cell table:style-name="ce7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13" table:formula="of:=[.R41]/1.01" office:value-type="float" office:value="0.842244403400543">
            <text:p>0.8422</text:p>
          </table:table-cell>
          <table:table-cell table:style-name="ce7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13" table:formula="of:=[.U41]/1.01" office:value-type="float" office:value="1.04464422127199">
            <text:p>1.0446</text:p>
          </table:table-cell>
          <table:table-cell table:style-name="ce7" table:formula="of:=[.V41]" office:value-type="float" office:value="1.236">
            <text:p>1.236</text:p>
          </table:table-cell>
          <table:table-cell table:formula="of:=[.W41]-1" office:value-type="float" office:value="-7">
            <text:p>-7</text:p>
          </table:table-cell>
          <table:table-cell table:style-name="ce13" table:formula="of:=[.X41]/1.01" office:value-type="float" office:value="1.15283951561802">
            <text:p>1.1528</text:p>
          </table:table-cell>
          <table:table-cell table:style-name="ce7" table:formula="of:=[.Y41]" office:value-type="float" office:value="1.409">
            <text:p>1.409</text:p>
          </table:table-cell>
          <table:table-cell table:formula="of:=[.Z41]-1" office:value-type="float" office:value="-7">
            <text:p>-7</text:p>
          </table:table-cell>
          <table:table-cell table:style-name="ce13" table:formula="of:=[.AA41]/1.01" office:value-type="float" office:value="1.31419973908235">
            <text:p>1.3142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7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13" table:formula="of:=[.F42]/1.01" office:value-type="float" office:value="0.841293215681386">
            <text:p>0.8413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3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3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3" table:formula="of:=[.O42]/1.01" office:value-type="float" office:value="1.19960470600452">
            <text:p>1.1996</text:p>
          </table:table-cell>
          <table:table-cell table:style-name="ce7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13" table:formula="of:=[.R42]/1.01" office:value-type="float" office:value="0.833905349901528">
            <text:p>0.8339</text:p>
          </table:table-cell>
          <table:table-cell table:style-name="ce7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13" table:formula="of:=[.U42]/1.01" office:value-type="float" office:value="1.03430120918019">
            <text:p>1.0343</text:p>
          </table:table-cell>
          <table:table-cell table:style-name="ce7" table:formula="of:=[.V42]" office:value-type="float" office:value="1.236">
            <text:p>1.236</text:p>
          </table:table-cell>
          <table:table-cell table:formula="of:=[.W42]-1" office:value-type="float" office:value="-8">
            <text:p>-8</text:p>
          </table:table-cell>
          <table:table-cell table:style-name="ce13" table:formula="of:=[.X42]/1.01" office:value-type="float" office:value="1.14142526298814">
            <text:p>1.1414</text:p>
          </table:table-cell>
          <table:table-cell table:style-name="ce7" table:formula="of:=[.Y42]" office:value-type="float" office:value="1.409">
            <text:p>1.409</text:p>
          </table:table-cell>
          <table:table-cell table:formula="of:=[.Z42]-1" office:value-type="float" office:value="-8">
            <text:p>-8</text:p>
          </table:table-cell>
          <table:table-cell table:style-name="ce13" table:formula="of:=[.AA42]/1.01" office:value-type="float" office:value="1.30118786047758">
            <text:p>1.3012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7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13" table:formula="of:=[.F43]/1.01" office:value-type="float" office:value="0.832963579882561">
            <text:p>0.8330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3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3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3" table:formula="of:=[.O43]/1.01" office:value-type="float" office:value="1.18772743168765">
            <text:p>1.1877</text:p>
          </table:table-cell>
          <table:table-cell table:style-name="ce7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13" table:formula="of:=[.R43]/1.01" office:value-type="float" office:value="0.825648861288641">
            <text:p>0.8256</text:p>
          </table:table-cell>
          <table:table-cell table:style-name="ce7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13" table:formula="of:=[.U43]/1.01" office:value-type="float" office:value="1.0240606031487">
            <text:p>1.0241</text:p>
          </table:table-cell>
          <table:table-cell table:style-name="ce7" table:formula="of:=[.V43]" office:value-type="float" office:value="1.236">
            <text:p>1.236</text:p>
          </table:table-cell>
          <table:table-cell table:formula="of:=[.W43]-1" office:value-type="float" office:value="-9">
            <text:p>-9</text:p>
          </table:table-cell>
          <table:table-cell table:style-name="ce13" table:formula="of:=[.X43]/1.01" office:value-type="float" office:value="1.13012402276053">
            <text:p>1.1301</text:p>
          </table:table-cell>
          <table:table-cell table:style-name="ce7" table:formula="of:=[.Y43]" office:value-type="float" office:value="1.409">
            <text:p>1.409</text:p>
          </table:table-cell>
          <table:table-cell table:formula="of:=[.Z43]-1" office:value-type="float" office:value="-9">
            <text:p>-9</text:p>
          </table:table-cell>
          <table:table-cell table:style-name="ce13" table:formula="of:=[.AA43]/1.01" office:value-type="float" office:value="1.28830481235404">
            <text:p>1.2883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7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13" table:formula="of:=[.F44]/1.01" office:value-type="float" office:value="0.824716415725308">
            <text:p>0.8247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3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3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3" table:formula="of:=[.O44]/1.01" office:value-type="float" office:value="1.17596775414619">
            <text:p>1.1760</text:p>
          </table:table-cell>
          <table:table-cell table:style-name="ce7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13" table:formula="of:=[.R44]/1.01" office:value-type="float" office:value="0.817474120087764">
            <text:p>0.8175</text:p>
          </table:table-cell>
          <table:table-cell table:style-name="ce7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13" table:formula="of:=[.U44]/1.01" office:value-type="float" office:value="1.01392138925614">
            <text:p>1.0139</text:p>
          </table:table-cell>
          <table:table-cell table:style-name="ce7" table:formula="of:=[.V44]" office:value-type="float" office:value="1.236">
            <text:p>1.236</text:p>
          </table:table-cell>
          <table:table-cell table:formula="of:=[.W44]-1" office:value-type="float" office:value="-10">
            <text:p>-10</text:p>
          </table:table-cell>
          <table:table-cell table:style-name="ce13" table:formula="of:=[.X44]/1.01" office:value-type="float" office:value="1.11893467600053">
            <text:p>1.1189</text:p>
          </table:table-cell>
          <table:table-cell table:style-name="ce7" table:formula="of:=[.Y44]" office:value-type="float" office:value="1.409">
            <text:p>1.409</text:p>
          </table:table-cell>
          <table:table-cell table:formula="of:=[.Z44]-1" office:value-type="float" office:value="-10">
            <text:p>-10</text:p>
          </table:table-cell>
          <table:table-cell table:style-name="ce13" table:formula="of:=[.AA44]/1.01" office:value-type="float" office:value="1.27554931916241">
            <text:p>1.27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 office:value-type="float" office:value="1966761">
            <text:p>1966761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 office:value-type="float" office:value="707697">
            <text:p>707697</text:p>
          </table:table-cell>
          <table:table-cell/>
          <table:table-cell table:style-name="ce13"/>
          <table:table-cell table:style-name="ce5" office:value-type="float" office:value="678215">
            <text:p>678215</text:p>
          </table:table-cell>
          <table:table-cell/>
          <table:table-cell table:style-name="ce13"/>
          <table:table-cell table:style-name="ce5" office:value-type="float" office:value="748905">
            <text:p>748905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 office:value-type="float" office:value="1931498">
            <text:p>1931498</text:p>
          </table:table-cell>
          <table:table-cell/>
          <table:table-cell table:style-name="ce13"/>
          <table:table-cell table:style-name="ce5" office:value-type="float" office:value="2031527">
            <text:p>2031527</text:p>
          </table:table-cell>
          <table:table-cell/>
          <table:table-cell table:style-name="ce13"/>
          <table:table-cell table:style-name="ce5" office:value-type="float" office:value="1959177">
            <text:p>1959177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3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3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3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10.99">
            <text:p>10.990</text:p>
          </table:table-cell>
          <table:table-cell office:value-type="float" office:value="10">
            <text:p>10</text:p>
          </table:table-cell>
          <table:table-cell table:formula="of:=[.C3]*1.01" office:value-type="float" office:value="12.1397971582691">
            <text:p>12.139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3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3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3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3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3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3" table:formula="of:=[.U3]*1.01" office:value-type="float" office:value="96.124217353283">
            <text:p>96.1242</text:p>
          </table:table-cell>
          <table:table-cell table:style-name="ce6" office:value-type="float" office:value="86.94">
            <text:p>86.940</text:p>
          </table:table-cell>
          <table:table-cell office:value-type="float" office:value="10">
            <text:p>10</text:p>
          </table:table-cell>
          <table:table-cell table:style-name="ce13" table:formula="of:=[.X3]*1.01" office:value-type="float" office:value="96.0358475832501">
            <text:p>96.0358</text:p>
          </table:table-cell>
          <table:table-cell table:style-name="ce6" office:value-type="float" office:value="13.95">
            <text:p>13.950</text:p>
          </table:table-cell>
          <table:table-cell office:value-type="float" office:value="10">
            <text:p>10</text:p>
          </table:table-cell>
          <table:table-cell table:style-name="ce13" table:formula="of:=[.AA3]*1.01" office:value-type="float" office:value="15.4094786494863">
            <text:p>15.4095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0.99">
            <text:p>10.9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2.0196011468011">
            <text:p>12.0196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3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3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3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3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3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3" table:formula="of:=[.U4]*1.01" office:value-type="float" office:value="95.1724924289931">
            <text:p>95.1725</text:p>
          </table:table-cell>
          <table:table-cell table:style-name="ce7" table:formula="of:=[.V2]" office:value-type="float" office:value="86.94">
            <text:p>86.940</text:p>
          </table:table-cell>
          <table:table-cell table:formula="of:=[.W2]-1" office:value-type="float" office:value="9">
            <text:p>9</text:p>
          </table:table-cell>
          <table:table-cell table:style-name="ce13" table:formula="of:=[.X4]*1.01" office:value-type="float" office:value="95.0849976071783">
            <text:p>95.0850</text:p>
          </table:table-cell>
          <table:table-cell table:style-name="ce7" table:formula="of:=[.Y2]" office:value-type="float" office:value="13.95">
            <text:p>13.950</text:p>
          </table:table-cell>
          <table:table-cell table:formula="of:=[.Z2]-1" office:value-type="float" office:value="9">
            <text:p>9</text:p>
          </table:table-cell>
          <table:table-cell table:style-name="ce13" table:formula="of:=[.AA4]*1.01" office:value-type="float" office:value="15.2569095539468">
            <text:p>15.256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0.99">
            <text:p>10.9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1.9005951948526">
            <text:p>11.9006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3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3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3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3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3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3" table:formula="of:=[.U5]*1.01" office:value-type="float" office:value="94.2301905237555">
            <text:p>94.2302</text:p>
          </table:table-cell>
          <table:table-cell table:style-name="ce7" table:formula="of:=[.V3]" office:value-type="float" office:value="86.94">
            <text:p>86.940</text:p>
          </table:table-cell>
          <table:table-cell table:formula="of:=[.W3]-1" office:value-type="float" office:value="8">
            <text:p>8</text:p>
          </table:table-cell>
          <table:table-cell table:style-name="ce13" table:formula="of:=[.X5]*1.01" office:value-type="float" office:value="94.1435619873053">
            <text:p>94.1436</text:p>
          </table:table-cell>
          <table:table-cell table:style-name="ce7" table:formula="of:=[.Y3]" office:value-type="float" office:value="13.95">
            <text:p>13.950</text:p>
          </table:table-cell>
          <table:table-cell table:formula="of:=[.Z3]-1" office:value-type="float" office:value="8">
            <text:p>8</text:p>
          </table:table-cell>
          <table:table-cell table:style-name="ce13" table:formula="of:=[.AA5]*1.01" office:value-type="float" office:value="15.1058510435117">
            <text:p>15.1059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0.99">
            <text:p>10.9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1.782767519656">
            <text:p>11.7828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3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3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3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3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3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3" table:formula="of:=[.U6]*1.01" office:value-type="float" office:value="93.297218340352">
            <text:p>93.2972</text:p>
          </table:table-cell>
          <table:table-cell table:style-name="ce7" table:formula="of:=[.V4]" office:value-type="float" office:value="86.94">
            <text:p>86.940</text:p>
          </table:table-cell>
          <table:table-cell table:formula="of:=[.W4]-1" office:value-type="float" office:value="7">
            <text:p>7</text:p>
          </table:table-cell>
          <table:table-cell table:style-name="ce13" table:formula="of:=[.X6]*1.01" office:value-type="float" office:value="93.2114475121835">
            <text:p>93.2114</text:p>
          </table:table-cell>
          <table:table-cell table:style-name="ce7" table:formula="of:=[.Y4]" office:value-type="float" office:value="13.95">
            <text:p>13.950</text:p>
          </table:table-cell>
          <table:table-cell table:formula="of:=[.Z4]-1" office:value-type="float" office:value="7">
            <text:p>7</text:p>
          </table:table-cell>
          <table:table-cell table:style-name="ce13" table:formula="of:=[.AA6]*1.01" office:value-type="float" office:value="14.9562881618928">
            <text:p>14.9563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0.99">
            <text:p>10.9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1.666106455105">
            <text:p>11.6661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3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3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3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3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3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3" table:formula="of:=[.U7]*1.01" office:value-type="float" office:value="92.373483505299">
            <text:p>92.3735</text:p>
          </table:table-cell>
          <table:table-cell table:style-name="ce7" table:formula="of:=[.V5]" office:value-type="float" office:value="86.94">
            <text:p>86.940</text:p>
          </table:table-cell>
          <table:table-cell table:formula="of:=[.W5]-1" office:value-type="float" office:value="6">
            <text:p>6</text:p>
          </table:table-cell>
          <table:table-cell table:style-name="ce13" table:formula="of:=[.X7]*1.01" office:value-type="float" office:value="92.2885618932509">
            <text:p>92.2886</text:p>
          </table:table-cell>
          <table:table-cell table:style-name="ce7" table:formula="of:=[.Y5]" office:value-type="float" office:value="13.95">
            <text:p>13.950</text:p>
          </table:table-cell>
          <table:table-cell table:formula="of:=[.Z5]-1" office:value-type="float" office:value="6">
            <text:p>6</text:p>
          </table:table-cell>
          <table:table-cell table:style-name="ce13" table:formula="of:=[.AA7]*1.01" office:value-type="float" office:value="14.808206100884">
            <text:p>14.8082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0.99">
            <text:p>10.990</text:p>
          </table:table-cell>
          <table:table-cell table:style-name="ce5" table:formula="of:=[.B6]-1" office:value-type="float" office:value="5">
            <text:p>5</text:p>
          </table:table-cell>
          <table:table-cell table:style-name="ce14" table:formula="of:=[.C8]*1.01" office:value-type="float" office:value="11.550600450599">
            <text:p>11.5506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4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4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4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4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4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4" table:formula="of:=[.U8]*1.01" office:value-type="float" office:value="91.458894559702">
            <text:p>91.4589</text:p>
          </table:table-cell>
          <table:table-cell table:style-name="ce7" table:formula="of:=[.V6]" office:value-type="float" office:value="86.94">
            <text:p>86.940</text:p>
          </table:table-cell>
          <table:table-cell table:style-name="ce5" table:formula="of:=[.W6]-1" office:value-type="float" office:value="5">
            <text:p>5</text:p>
          </table:table-cell>
          <table:table-cell table:style-name="ce14" table:formula="of:=[.X8]*1.01" office:value-type="float" office:value="91.374813755694">
            <text:p>91.3748</text:p>
          </table:table-cell>
          <table:table-cell table:style-name="ce7" table:formula="of:=[.Y6]" office:value-type="float" office:value="13.95">
            <text:p>13.950</text:p>
          </table:table-cell>
          <table:table-cell table:style-name="ce5" table:formula="of:=[.Z6]-1" office:value-type="float" office:value="5">
            <text:p>5</text:p>
          </table:table-cell>
          <table:table-cell table:style-name="ce14" table:formula="of:=[.AA8]*1.01" office:value-type="float" office:value="14.661590198895">
            <text:p>14.6616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0.99">
            <text:p>10.9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1.4362380699">
            <text:p>11.4362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3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3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3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3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3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3" table:formula="of:=[.U9]*1.01" office:value-type="float" office:value="90.5533609502">
            <text:p>90.5534</text:p>
          </table:table-cell>
          <table:table-cell table:style-name="ce7" table:formula="of:=[.V7]" office:value-type="float" office:value="86.94">
            <text:p>86.940</text:p>
          </table:table-cell>
          <table:table-cell table:formula="of:=[.W7]-1" office:value-type="float" office:value="4">
            <text:p>4</text:p>
          </table:table-cell>
          <table:table-cell table:style-name="ce13" table:formula="of:=[.X9]*1.01" office:value-type="float" office:value="90.4701126294">
            <text:p>90.4701</text:p>
          </table:table-cell>
          <table:table-cell table:style-name="ce7" table:formula="of:=[.Y7]" office:value-type="float" office:value="13.95">
            <text:p>13.950</text:p>
          </table:table-cell>
          <table:table-cell table:formula="of:=[.Z7]-1" office:value-type="float" office:value="4">
            <text:p>4</text:p>
          </table:table-cell>
          <table:table-cell table:style-name="ce13" table:formula="of:=[.AA9]*1.01" office:value-type="float" office:value="14.5164259395">
            <text:p>14.5164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0.99">
            <text:p>10.9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1.32300799">
            <text:p>11.3230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3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3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3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3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3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3" table:formula="of:=[.U10]*1.01" office:value-type="float" office:value="89.65679302">
            <text:p>89.6568</text:p>
          </table:table-cell>
          <table:table-cell table:style-name="ce7" table:formula="of:=[.V8]" office:value-type="float" office:value="86.94">
            <text:p>86.940</text:p>
          </table:table-cell>
          <table:table-cell table:formula="of:=[.W8]-1" office:value-type="float" office:value="3">
            <text:p>3</text:p>
          </table:table-cell>
          <table:table-cell table:style-name="ce13" table:formula="of:=[.X10]*1.01" office:value-type="float" office:value="89.57436894">
            <text:p>89.5744</text:p>
          </table:table-cell>
          <table:table-cell table:style-name="ce7" table:formula="of:=[.Y8]" office:value-type="float" office:value="13.95">
            <text:p>13.950</text:p>
          </table:table-cell>
          <table:table-cell table:formula="of:=[.Z8]-1" office:value-type="float" office:value="3">
            <text:p>3</text:p>
          </table:table-cell>
          <table:table-cell table:style-name="ce13" table:formula="of:=[.AA10]*1.01" office:value-type="float" office:value="14.37269895">
            <text:p>14.3727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0.99">
            <text:p>10.990</text:p>
          </table:table-cell>
          <table:table-cell table:style-name="ce8" table:formula="of:=[.B9]-1" office:value-type="float" office:value="2">
            <text:p>2</text:p>
          </table:table-cell>
          <table:table-cell table:style-name="ce15" table:formula="of:=[.C11]*1.01" office:value-type="float" office:value="11.210899">
            <text:p>11.2109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3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3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3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3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3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3" table:formula="of:=[.U11]*1.01" office:value-type="float" office:value="88.769102">
            <text:p>88.7691</text:p>
          </table:table-cell>
          <table:table-cell table:style-name="ce7" table:formula="of:=[.V9]" office:value-type="float" office:value="86.94">
            <text:p>86.940</text:p>
          </table:table-cell>
          <table:table-cell table:formula="of:=[.W9]-1" office:value-type="float" office:value="2">
            <text:p>2</text:p>
          </table:table-cell>
          <table:table-cell table:style-name="ce13" table:formula="of:=[.X11]*1.01" office:value-type="float" office:value="88.687494">
            <text:p>88.6875</text:p>
          </table:table-cell>
          <table:table-cell table:style-name="ce7" table:formula="of:=[.Y9]" office:value-type="float" office:value="13.95">
            <text:p>13.950</text:p>
          </table:table-cell>
          <table:table-cell table:formula="of:=[.Z9]-1" office:value-type="float" office:value="2">
            <text:p>2</text:p>
          </table:table-cell>
          <table:table-cell table:style-name="ce13" table:formula="of:=[.AA11]*1.01" office:value-type="float" office:value="14.230395">
            <text:p>14.230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0.99">
            <text:p>10.990</text:p>
          </table:table-cell>
          <table:table-cell table:style-name="ce8" table:formula="of:=[.B10]-1" office:value-type="float" office:value="1">
            <text:p>1</text:p>
          </table:table-cell>
          <table:table-cell table:style-name="ce15" table:formula="of:=[.C12]*1.01" office:value-type="float" office:value="11.0999">
            <text:p>11.0999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3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3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3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3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3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3" table:formula="of:=[.U12]*1.01" office:value-type="float" office:value="87.8902">
            <text:p>87.8902</text:p>
          </table:table-cell>
          <table:table-cell table:style-name="ce7" table:formula="of:=[.V10]" office:value-type="float" office:value="86.94">
            <text:p>86.940</text:p>
          </table:table-cell>
          <table:table-cell table:formula="of:=[.W10]-1" office:value-type="float" office:value="1">
            <text:p>1</text:p>
          </table:table-cell>
          <table:table-cell table:style-name="ce13" table:formula="of:=[.X12]*1.01" office:value-type="float" office:value="87.8094">
            <text:p>87.8094</text:p>
          </table:table-cell>
          <table:table-cell table:style-name="ce7" table:formula="of:=[.Y10]" office:value-type="float" office:value="13.95">
            <text:p>13.950</text:p>
          </table:table-cell>
          <table:table-cell table:formula="of:=[.Z10]-1" office:value-type="float" office:value="1">
            <text:p>1</text:p>
          </table:table-cell>
          <table:table-cell table:style-name="ce13" table:formula="of:=[.AA12]*1.01" office:value-type="float" office:value="14.0895">
            <text:p>14.0895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0.99">
            <text:p>10.990</text:p>
          </table:table-cell>
          <table:table-cell table:style-name="ce5" table:formula="of:=[.B11]-1" office:value-type="float" office:value="0">
            <text:p>0</text:p>
          </table:table-cell>
          <table:table-cell table:style-name="ce14" table:formula="of:=[.A12]" office:value-type="float" office:value="10.99">
            <text:p>10.99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4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4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4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4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4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4" table:formula="of:=[.S12]" office:value-type="float" office:value="87.02">
            <text:p>87.0200</text:p>
          </table:table-cell>
          <table:table-cell table:style-name="ce7" table:formula="of:=[.V11]" office:value-type="float" office:value="86.94">
            <text:p>86.940</text:p>
          </table:table-cell>
          <table:table-cell table:style-name="ce5" table:formula="of:=[.W11]-1" office:value-type="float" office:value="0">
            <text:p>0</text:p>
          </table:table-cell>
          <table:table-cell table:style-name="ce14" table:formula="of:=[.V12]" office:value-type="float" office:value="86.94">
            <text:p>86.9400</text:p>
          </table:table-cell>
          <table:table-cell table:style-name="ce7" table:formula="of:=[.Y11]" office:value-type="float" office:value="13.95">
            <text:p>13.950</text:p>
          </table:table-cell>
          <table:table-cell table:style-name="ce5" table:formula="of:=[.Z11]-1" office:value-type="float" office:value="0">
            <text:p>0</text:p>
          </table:table-cell>
          <table:table-cell table:style-name="ce14" table:formula="of:=[.Y12]" office:value-type="float" office:value="13.95">
            <text:p>13.95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0.99">
            <text:p>10.99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0.8811881188119">
            <text:p>10.8812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86.94">
            <text:p>86.94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86.0792079207921">
            <text:p>86.0792</text:p>
          </table:table-cell>
          <table:table-cell table:style-name="ce7" table:formula="of:=[.Y12]" office:value-type="float" office:value="13.95">
            <text:p>13.95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8118811881188">
            <text:p>13.8119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0.99">
            <text:p>10.99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0.7734535829821">
            <text:p>10.7735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86.94">
            <text:p>86.94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85.2269385354377">
            <text:p>85.2269</text:p>
          </table:table-cell>
          <table:table-cell table:style-name="ce7" table:formula="of:=[.Y13]" office:value-type="float" office:value="13.95">
            <text:p>13.95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6751298892265">
            <text:p>13.675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0.99">
            <text:p>10.9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0.6667857257248">
            <text:p>10.6668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3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3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3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3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3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3" table:formula="of:=[.U14]/1.01" office:value-type="float" office:value="84.4607546726636">
            <text:p>84.4608</text:p>
          </table:table-cell>
          <table:table-cell table:style-name="ce7" table:formula="of:=[.V14]" office:value-type="float" office:value="86.94">
            <text:p>86.940</text:p>
          </table:table-cell>
          <table:table-cell table:formula="of:=[.W14]-1" office:value-type="float" office:value="-3">
            <text:p>-3</text:p>
          </table:table-cell>
          <table:table-cell table:style-name="ce13" table:formula="of:=[.X14]/1.01" office:value-type="float" office:value="84.3831074608294">
            <text:p>84.3831</text:p>
          </table:table-cell>
          <table:table-cell table:style-name="ce7" table:formula="of:=[.Y14]" office:value-type="float" office:value="13.95">
            <text:p>13.950</text:p>
          </table:table-cell>
          <table:table-cell table:formula="of:=[.Z14]-1" office:value-type="float" office:value="-3">
            <text:p>-3</text:p>
          </table:table-cell>
          <table:table-cell table:style-name="ce13" table:formula="of:=[.AA14]/1.01" office:value-type="float" office:value="13.5397325635906">
            <text:p>13.5397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0.99">
            <text:p>10.9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0.5611739858662">
            <text:p>10.5612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3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3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3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3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3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3" table:formula="of:=[.U15]/1.01" office:value-type="float" office:value="83.6245095768947">
            <text:p>83.6245</text:p>
          </table:table-cell>
          <table:table-cell table:style-name="ce7" table:formula="of:=[.V15]" office:value-type="float" office:value="86.94">
            <text:p>86.940</text:p>
          </table:table-cell>
          <table:table-cell table:formula="of:=[.W15]-1" office:value-type="float" office:value="-4">
            <text:p>-4</text:p>
          </table:table-cell>
          <table:table-cell table:style-name="ce13" table:formula="of:=[.X15]/1.01" office:value-type="float" office:value="83.547631149336">
            <text:p>83.5476</text:p>
          </table:table-cell>
          <table:table-cell table:style-name="ce7" table:formula="of:=[.Y15]" office:value-type="float" office:value="13.95">
            <text:p>13.950</text:p>
          </table:table-cell>
          <table:table-cell table:formula="of:=[.Z15]-1" office:value-type="float" office:value="-4">
            <text:p>-4</text:p>
          </table:table-cell>
          <table:table-cell table:style-name="ce13" table:formula="of:=[.AA15]/1.01" office:value-type="float" office:value="13.4056758055353">
            <text:p>13.4057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0.99">
            <text:p>10.990</text:p>
          </table:table-cell>
          <table:table-cell table:style-name="ce5" table:formula="of:=[.B16]-1" office:value-type="float" office:value="-5">
            <text:p>-5</text:p>
          </table:table-cell>
          <table:table-cell table:style-name="ce14" table:formula="of:=[.C16]/1.01" office:value-type="float" office:value="10.4566079067982">
            <text:p>10.4566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4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4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4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4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4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4" table:formula="of:=[.U16]/1.01" office:value-type="float" office:value="82.7965441355393">
            <text:p>82.7965</text:p>
          </table:table-cell>
          <table:table-cell table:style-name="ce7" table:formula="of:=[.V16]" office:value-type="float" office:value="86.94">
            <text:p>86.940</text:p>
          </table:table-cell>
          <table:table-cell table:style-name="ce5" table:formula="of:=[.W16]-1" office:value-type="float" office:value="-5">
            <text:p>-5</text:p>
          </table:table-cell>
          <table:table-cell table:style-name="ce14" table:formula="of:=[.X16]/1.01" office:value-type="float" office:value="82.7204268805307">
            <text:p>82.7204</text:p>
          </table:table-cell>
          <table:table-cell table:style-name="ce7" table:formula="of:=[.Y16]" office:value-type="float" office:value="13.95">
            <text:p>13.950</text:p>
          </table:table-cell>
          <table:table-cell table:style-name="ce5" table:formula="of:=[.Z16]-1" office:value-type="float" office:value="-5">
            <text:p>-5</text:p>
          </table:table-cell>
          <table:table-cell table:style-name="ce14" table:formula="of:=[.AA16]/1.01" office:value-type="float" office:value="13.2729463421141">
            <text:p>13.272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0.99">
            <text:p>10.9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0.3530771354437">
            <text:p>10.3531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3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3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3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3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3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3" table:formula="of:=[.U17]/1.01" office:value-type="float" office:value="81.9767763718211">
            <text:p>81.9768</text:p>
          </table:table-cell>
          <table:table-cell table:style-name="ce7" table:formula="of:=[.V17]" office:value-type="float" office:value="86.94">
            <text:p>86.940</text:p>
          </table:table-cell>
          <table:table-cell table:formula="of:=[.W17]-1" office:value-type="float" office:value="-6">
            <text:p>-6</text:p>
          </table:table-cell>
          <table:table-cell table:style-name="ce13" table:formula="of:=[.X17]/1.01" office:value-type="float" office:value="81.9014127530007">
            <text:p>81.9014</text:p>
          </table:table-cell>
          <table:table-cell table:style-name="ce7" table:formula="of:=[.Y17]" office:value-type="float" office:value="13.95">
            <text:p>13.950</text:p>
          </table:table-cell>
          <table:table-cell table:formula="of:=[.Z17]-1" office:value-type="float" office:value="-6">
            <text:p>-6</text:p>
          </table:table-cell>
          <table:table-cell table:style-name="ce13" table:formula="of:=[.AA17]/1.01" office:value-type="float" office:value="13.1415310317962">
            <text:p>13.1415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0.99">
            <text:p>10.9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0.2505714212314">
            <text:p>10.2506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3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3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3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3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3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3" table:formula="of:=[.U18]/1.01" office:value-type="float" office:value="81.1651251206149">
            <text:p>81.1651</text:p>
          </table:table-cell>
          <table:table-cell table:style-name="ce7" table:formula="of:=[.V18]" office:value-type="float" office:value="86.94">
            <text:p>86.940</text:p>
          </table:table-cell>
          <table:table-cell table:formula="of:=[.W18]-1" office:value-type="float" office:value="-7">
            <text:p>-7</text:p>
          </table:table-cell>
          <table:table-cell table:style-name="ce13" table:formula="of:=[.X18]/1.01" office:value-type="float" office:value="81.0905076762383">
            <text:p>81.0905</text:p>
          </table:table-cell>
          <table:table-cell table:style-name="ce7" table:formula="of:=[.Y18]" office:value-type="float" office:value="13.95">
            <text:p>13.950</text:p>
          </table:table-cell>
          <table:table-cell table:formula="of:=[.Z18]-1" office:value-type="float" office:value="-7">
            <text:p>-7</text:p>
          </table:table-cell>
          <table:table-cell table:style-name="ce13" table:formula="of:=[.AA18]/1.01" office:value-type="float" office:value="13.0114168631645">
            <text:p>13.0114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0.99">
            <text:p>10.9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0.1490806150806">
            <text:p>10.149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3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3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3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3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3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3" table:formula="of:=[.U19]/1.01" office:value-type="float" office:value="80.3615100204108">
            <text:p>80.3615</text:p>
          </table:table-cell>
          <table:table-cell table:style-name="ce7" table:formula="of:=[.V19]" office:value-type="float" office:value="86.94">
            <text:p>86.940</text:p>
          </table:table-cell>
          <table:table-cell table:formula="of:=[.W19]-1" office:value-type="float" office:value="-8">
            <text:p>-8</text:p>
          </table:table-cell>
          <table:table-cell table:style-name="ce13" table:formula="of:=[.X19]/1.01" office:value-type="float" office:value="80.2876313626122">
            <text:p>80.2876</text:p>
          </table:table-cell>
          <table:table-cell table:style-name="ce7" table:formula="of:=[.Y19]" office:value-type="float" office:value="13.95">
            <text:p>13.950</text:p>
          </table:table-cell>
          <table:table-cell table:formula="of:=[.Z19]-1" office:value-type="float" office:value="-8">
            <text:p>-8</text:p>
          </table:table-cell>
          <table:table-cell table:style-name="ce13" table:formula="of:=[.AA19]/1.01" office:value-type="float" office:value="12.8825909536283">
            <text:p>12.8826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0.99">
            <text:p>10.9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0.0485946683966">
            <text:p>10.0486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3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3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3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3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3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3" table:formula="of:=[.U20]/1.01" office:value-type="float" office:value="79.5658515053573">
            <text:p>79.5659</text:p>
          </table:table-cell>
          <table:table-cell table:style-name="ce7" table:formula="of:=[.V20]" office:value-type="float" office:value="86.94">
            <text:p>86.940</text:p>
          </table:table-cell>
          <table:table-cell table:formula="of:=[.W20]-1" office:value-type="float" office:value="-9">
            <text:p>-9</text:p>
          </table:table-cell>
          <table:table-cell table:style-name="ce13" table:formula="of:=[.X20]/1.01" office:value-type="float" office:value="79.492704319418">
            <text:p>79.4927</text:p>
          </table:table-cell>
          <table:table-cell table:style-name="ce7" table:formula="of:=[.Y20]" office:value-type="float" office:value="13.95">
            <text:p>13.950</text:p>
          </table:table-cell>
          <table:table-cell table:formula="of:=[.Z20]-1" office:value-type="float" office:value="-9">
            <text:p>-9</text:p>
          </table:table-cell>
          <table:table-cell table:style-name="ce13" table:formula="of:=[.AA20]/1.01" office:value-type="float" office:value="12.7550405481468">
            <text:p>12.7550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0.99">
            <text:p>10.9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9.94910363207589">
            <text:p>9.9491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3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3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3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3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3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3" table:formula="of:=[.U21]/1.01" office:value-type="float" office:value="78.7780707973834">
            <text:p>78.7781</text:p>
          </table:table-cell>
          <table:table-cell table:style-name="ce7" table:formula="of:=[.V21]" office:value-type="float" office:value="86.94">
            <text:p>86.940</text:p>
          </table:table-cell>
          <table:table-cell table:formula="of:=[.W21]-1" office:value-type="float" office:value="-10">
            <text:p>-10</text:p>
          </table:table-cell>
          <table:table-cell table:style-name="ce13" table:formula="of:=[.X21]/1.01" office:value-type="float" office:value="78.705647841008">
            <text:p>78.7056</text:p>
          </table:table-cell>
          <table:table-cell table:style-name="ce7" table:formula="of:=[.Y21]" office:value-type="float" office:value="13.95">
            <text:p>13.950</text:p>
          </table:table-cell>
          <table:table-cell table:formula="of:=[.Z21]-1" office:value-type="float" office:value="-10">
            <text:p>-10</text:p>
          </table:table-cell>
          <table:table-cell table:style-name="ce13" table:formula="of:=[.AA21]/1.01" office:value-type="float" office:value="12.6287530179671">
            <text:p>12.628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3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3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3"/>
          <table:table-cell table:number-columns-repeated="997"/>
        </table:table-row>
        <table:table-row table:style-name="ro1">
          <table:table-cell table:style-name="ce6" office:value-type="float" office:value="1.056">
            <text:p>1.056</text:p>
          </table:table-cell>
          <table:table-cell office:value-type="float" office:value="10">
            <text:p>10</text:p>
          </table:table-cell>
          <table:table-cell table:formula="of:=[.C26]*1.01" office:value-type="float" office:value="1.16648096443423">
            <text:p>1.1665</text:p>
          </table:table-cell>
          <table:table-cell table:style-name="ce6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13" table:formula="of:=[.F26]*1.01" office:value-type="float" office:value="42.8593384659547">
            <text:p>42.8593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3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3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3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3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3" table:formula="of:=[.U26]*1.01" office:value-type="float" office:value="1.36531294700825">
            <text:p>1.3653</text:p>
          </table:table-cell>
          <table:table-cell table:style-name="ce6" office:value-type="float" office:value="1.634">
            <text:p>1.634</text:p>
          </table:table-cell>
          <table:table-cell office:value-type="float" office:value="10">
            <text:p>10</text:p>
          </table:table-cell>
          <table:table-cell table:style-name="ce13" table:formula="of:=[.X26]*1.01" office:value-type="float" office:value="1.80495255292191">
            <text:p>1.8050</text:p>
          </table:table-cell>
          <table:table-cell table:style-name="ce6" office:value-type="float" office:value="1.689">
            <text:p>1.689</text:p>
          </table:table-cell>
          <table:table-cell office:value-type="float" office:value="10">
            <text:p>10</text:p>
          </table:table-cell>
          <table:table-cell table:style-name="ce13" table:formula="of:=[.AA26]*1.01" office:value-type="float" office:value="1.86570676981953">
            <text:p>1.865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056">
            <text:p>1.056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5493164795469">
            <text:p>1.1549</text:p>
          </table:table-cell>
          <table:table-cell table:style-name="ce7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13" table:formula="of:=[.F27]*1.01" office:value-type="float" office:value="42.4349885801532">
            <text:p>42.4350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3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3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3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3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3" table:formula="of:=[.U27]*1.01" office:value-type="float" office:value="1.35179499703787">
            <text:p>1.3518</text:p>
          </table:table-cell>
          <table:table-cell table:style-name="ce7" table:formula="of:=[.V25]" office:value-type="float" office:value="1.634">
            <text:p>1.634</text:p>
          </table:table-cell>
          <table:table-cell table:formula="of:=[.W25]-1" office:value-type="float" office:value="9">
            <text:p>9</text:p>
          </table:table-cell>
          <table:table-cell table:style-name="ce13" table:formula="of:=[.X27]*1.01" office:value-type="float" office:value="1.78708173556625">
            <text:p>1.7871</text:p>
          </table:table-cell>
          <table:table-cell table:style-name="ce7" table:formula="of:=[.Y25]" office:value-type="float" office:value="1.689">
            <text:p>1.689</text:p>
          </table:table-cell>
          <table:table-cell table:formula="of:=[.Z25]-1" office:value-type="float" office:value="9">
            <text:p>9</text:p>
          </table:table-cell>
          <table:table-cell table:style-name="ce13" table:formula="of:=[.AA27]*1.01" office:value-type="float" office:value="1.84723442556389">
            <text:p>1.847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056">
            <text:p>1.056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4349668114325">
            <text:p>1.1435</text:p>
          </table:table-cell>
          <table:table-cell table:style-name="ce7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13" table:formula="of:=[.F28]*1.01" office:value-type="float" office:value="42.0148401783695">
            <text:p>42.014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3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3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3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3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3" table:formula="of:=[.U28]*1.01" office:value-type="float" office:value="1.33841088815631">
            <text:p>1.3384</text:p>
          </table:table-cell>
          <table:table-cell table:style-name="ce7" table:formula="of:=[.V26]" office:value-type="float" office:value="1.634">
            <text:p>1.634</text:p>
          </table:table-cell>
          <table:table-cell table:formula="of:=[.W26]-1" office:value-type="float" office:value="8">
            <text:p>8</text:p>
          </table:table-cell>
          <table:table-cell table:style-name="ce13" table:formula="of:=[.X28]*1.01" office:value-type="float" office:value="1.76938785699628">
            <text:p>1.7694</text:p>
          </table:table-cell>
          <table:table-cell table:style-name="ce7" table:formula="of:=[.Y26]" office:value-type="float" office:value="1.689">
            <text:p>1.689</text:p>
          </table:table-cell>
          <table:table-cell table:formula="of:=[.Z26]-1" office:value-type="float" office:value="8">
            <text:p>8</text:p>
          </table:table-cell>
          <table:table-cell table:style-name="ce13" table:formula="of:=[.AA28]*1.01" office:value-type="float" office:value="1.82894497580583">
            <text:p>1.8289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056">
            <text:p>1.056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32174931825">
            <text:p>1.1322</text:p>
          </table:table-cell>
          <table:table-cell table:style-name="ce7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13" table:formula="of:=[.F29]*1.01" office:value-type="float" office:value="41.598851661752">
            <text:p>41.5989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3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3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3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3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3" table:formula="of:=[.U29]*1.01" office:value-type="float" office:value="1.32515929520426">
            <text:p>1.3252</text:p>
          </table:table-cell>
          <table:table-cell table:style-name="ce7" table:formula="of:=[.V27]" office:value-type="float" office:value="1.634">
            <text:p>1.634</text:p>
          </table:table-cell>
          <table:table-cell table:formula="of:=[.W27]-1" office:value-type="float" office:value="7">
            <text:p>7</text:p>
          </table:table-cell>
          <table:table-cell table:style-name="ce13" table:formula="of:=[.X29]*1.01" office:value-type="float" office:value="1.75186916534285">
            <text:p>1.7519</text:p>
          </table:table-cell>
          <table:table-cell table:style-name="ce7" table:formula="of:=[.Y27]" office:value-type="float" office:value="1.689">
            <text:p>1.689</text:p>
          </table:table-cell>
          <table:table-cell table:formula="of:=[.Z27]-1" office:value-type="float" office:value="7">
            <text:p>7</text:p>
          </table:table-cell>
          <table:table-cell table:style-name="ce13" table:formula="of:=[.AA29]*1.01" office:value-type="float" office:value="1.81083660970874">
            <text:p>1.810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056">
            <text:p>1.056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2096527903466">
            <text:p>1.1210</text:p>
          </table:table-cell>
          <table:table-cell table:style-name="ce7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13" table:formula="of:=[.F30]*1.01" office:value-type="float" office:value="41.1869818433188">
            <text:p>41.1870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3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3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3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3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3" table:formula="of:=[.U30]*1.01" office:value-type="float" office:value="1.31203890614284">
            <text:p>1.3120</text:p>
          </table:table-cell>
          <table:table-cell table:style-name="ce7" table:formula="of:=[.V28]" office:value-type="float" office:value="1.634">
            <text:p>1.634</text:p>
          </table:table-cell>
          <table:table-cell table:formula="of:=[.W28]-1" office:value-type="float" office:value="6">
            <text:p>6</text:p>
          </table:table-cell>
          <table:table-cell table:style-name="ce13" table:formula="of:=[.X30]*1.01" office:value-type="float" office:value="1.73452392608203">
            <text:p>1.7345</text:p>
          </table:table-cell>
          <table:table-cell table:style-name="ce7" table:formula="of:=[.Y28]" office:value-type="float" office:value="1.689">
            <text:p>1.689</text:p>
          </table:table-cell>
          <table:table-cell table:formula="of:=[.Z28]-1" office:value-type="float" office:value="6">
            <text:p>6</text:p>
          </table:table-cell>
          <table:table-cell table:style-name="ce13" table:formula="of:=[.AA30]*1.01" office:value-type="float" office:value="1.79290753436509">
            <text:p>1.792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056">
            <text:p>1.056</text:p>
          </table:table-cell>
          <table:table-cell table:style-name="ce5" table:formula="of:=[.B29]-1" office:value-type="float" office:value="5">
            <text:p>5</text:p>
          </table:table-cell>
          <table:table-cell table:style-name="ce14" table:formula="of:=[.C31]*1.01" office:value-type="float" office:value="1.1098666129056">
            <text:p>1.1099</text:p>
          </table:table-cell>
          <table:table-cell table:style-name="ce7" table:formula="of:=[.D29]" office:value-type="float" office:value="38.8">
            <text:p>38.800</text:p>
          </table:table-cell>
          <table:table-cell table:style-name="ce5" table:formula="of:=[.E29]-1" office:value-type="float" office:value="5">
            <text:p>5</text:p>
          </table:table-cell>
          <table:table-cell table:style-name="ce14" table:formula="of:=[.F31]*1.01" office:value-type="float" office:value="40.77918994388">
            <text:p>40.7792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4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4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4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4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4" table:formula="of:=[.U31]*1.01" office:value-type="float" office:value="1.2990484219236">
            <text:p>1.2990</text:p>
          </table:table-cell>
          <table:table-cell table:style-name="ce7" table:formula="of:=[.V29]" office:value-type="float" office:value="1.634">
            <text:p>1.634</text:p>
          </table:table-cell>
          <table:table-cell table:style-name="ce5" table:formula="of:=[.W29]-1" office:value-type="float" office:value="5">
            <text:p>5</text:p>
          </table:table-cell>
          <table:table-cell table:style-name="ce14" table:formula="of:=[.X31]*1.01" office:value-type="float" office:value="1.7173504218634">
            <text:p>1.7174</text:p>
          </table:table-cell>
          <table:table-cell table:style-name="ce7" table:formula="of:=[.Y29]" office:value-type="float" office:value="1.689">
            <text:p>1.689</text:p>
          </table:table-cell>
          <table:table-cell table:style-name="ce5" table:formula="of:=[.Z29]-1" office:value-type="float" office:value="5">
            <text:p>5</text:p>
          </table:table-cell>
          <table:table-cell table:style-name="ce14" table:formula="of:=[.AA31]*1.01" office:value-type="float" office:value="1.7751559746189">
            <text:p>1.7752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056">
            <text:p>1.056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9887783456">
            <text:p>1.0989</text:p>
          </table:table-cell>
          <table:table-cell table:style-name="ce7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13" table:formula="of:=[.F32]*1.01" office:value-type="float" office:value="40.375435588">
            <text:p>40.3754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3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3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3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3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3" table:formula="of:=[.U32]*1.01" office:value-type="float" office:value="1.28618655636">
            <text:p>1.2862</text:p>
          </table:table-cell>
          <table:table-cell table:style-name="ce7" table:formula="of:=[.V30]" office:value-type="float" office:value="1.634">
            <text:p>1.634</text:p>
          </table:table-cell>
          <table:table-cell table:formula="of:=[.W30]-1" office:value-type="float" office:value="4">
            <text:p>4</text:p>
          </table:table-cell>
          <table:table-cell table:style-name="ce13" table:formula="of:=[.X32]*1.01" office:value-type="float" office:value="1.70034695234">
            <text:p>1.7003</text:p>
          </table:table-cell>
          <table:table-cell table:style-name="ce7" table:formula="of:=[.Y30]" office:value-type="float" office:value="1.689">
            <text:p>1.689</text:p>
          </table:table-cell>
          <table:table-cell table:formula="of:=[.Z30]-1" office:value-type="float" office:value="4">
            <text:p>4</text:p>
          </table:table-cell>
          <table:table-cell table:style-name="ce13" table:formula="of:=[.AA32]*1.01" office:value-type="float" office:value="1.75758017289">
            <text:p>1.7576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056">
            <text:p>1.056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87997856">
            <text:p>1.0880</text:p>
          </table:table-cell>
          <table:table-cell table:style-name="ce7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13" table:formula="of:=[.F33]*1.01" office:value-type="float" office:value="39.9756788">
            <text:p>39.9757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3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3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3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3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3" table:formula="of:=[.U33]*1.01" office:value-type="float" office:value="1.273452036">
            <text:p>1.2735</text:p>
          </table:table-cell>
          <table:table-cell table:style-name="ce7" table:formula="of:=[.V31]" office:value-type="float" office:value="1.634">
            <text:p>1.634</text:p>
          </table:table-cell>
          <table:table-cell table:formula="of:=[.W31]-1" office:value-type="float" office:value="3">
            <text:p>3</text:p>
          </table:table-cell>
          <table:table-cell table:style-name="ce13" table:formula="of:=[.X33]*1.01" office:value-type="float" office:value="1.683511834">
            <text:p>1.6835</text:p>
          </table:table-cell>
          <table:table-cell table:style-name="ce7" table:formula="of:=[.Y31]" office:value-type="float" office:value="1.689">
            <text:p>1.689</text:p>
          </table:table-cell>
          <table:table-cell table:formula="of:=[.Z31]-1" office:value-type="float" office:value="3">
            <text:p>3</text:p>
          </table:table-cell>
          <table:table-cell table:style-name="ce13" table:formula="of:=[.AA33]*1.01" office:value-type="float" office:value="1.740178389">
            <text:p>1.740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056">
            <text:p>1.056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772256">
            <text:p>1.0772</text:p>
          </table:table-cell>
          <table:table-cell table:style-name="ce7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13" table:formula="of:=[.F34]*1.01" office:value-type="float" office:value="39.57988">
            <text:p>39.5799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3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3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3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3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3" table:formula="of:=[.U34]*1.01" office:value-type="float" office:value="1.2608436">
            <text:p>1.2608</text:p>
          </table:table-cell>
          <table:table-cell table:style-name="ce7" table:formula="of:=[.V32]" office:value-type="float" office:value="1.634">
            <text:p>1.634</text:p>
          </table:table-cell>
          <table:table-cell table:formula="of:=[.W32]-1" office:value-type="float" office:value="2">
            <text:p>2</text:p>
          </table:table-cell>
          <table:table-cell table:style-name="ce13" table:formula="of:=[.X34]*1.01" office:value-type="float" office:value="1.6668434">
            <text:p>1.6668</text:p>
          </table:table-cell>
          <table:table-cell table:style-name="ce7" table:formula="of:=[.Y32]" office:value-type="float" office:value="1.689">
            <text:p>1.689</text:p>
          </table:table-cell>
          <table:table-cell table:formula="of:=[.Z32]-1" office:value-type="float" office:value="2">
            <text:p>2</text:p>
          </table:table-cell>
          <table:table-cell table:style-name="ce13" table:formula="of:=[.AA34]*1.01" office:value-type="float" office:value="1.7229489">
            <text:p>1.7229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056">
            <text:p>1.056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6656">
            <text:p>1.0666</text:p>
          </table:table-cell>
          <table:table-cell table:style-name="ce7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13" table:formula="of:=[.F35]*1.01" office:value-type="float" office:value="39.188">
            <text:p>39.1880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3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3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3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3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3" table:formula="of:=[.U35]*1.01" office:value-type="float" office:value="1.24836">
            <text:p>1.2484</text:p>
          </table:table-cell>
          <table:table-cell table:style-name="ce7" table:formula="of:=[.V33]" office:value-type="float" office:value="1.634">
            <text:p>1.634</text:p>
          </table:table-cell>
          <table:table-cell table:formula="of:=[.W33]-1" office:value-type="float" office:value="1">
            <text:p>1</text:p>
          </table:table-cell>
          <table:table-cell table:style-name="ce13" table:formula="of:=[.X35]*1.01" office:value-type="float" office:value="1.65034">
            <text:p>1.6503</text:p>
          </table:table-cell>
          <table:table-cell table:style-name="ce7" table:formula="of:=[.Y33]" office:value-type="float" office:value="1.689">
            <text:p>1.689</text:p>
          </table:table-cell>
          <table:table-cell table:formula="of:=[.Z33]-1" office:value-type="float" office:value="1">
            <text:p>1</text:p>
          </table:table-cell>
          <table:table-cell table:style-name="ce13" table:formula="of:=[.AA35]*1.01" office:value-type="float" office:value="1.70589">
            <text:p>1.7059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056">
            <text:p>1.056</text:p>
          </table:table-cell>
          <table:table-cell table:style-name="ce5" table:formula="of:=[.B34]-1" office:value-type="float" office:value="0">
            <text:p>0</text:p>
          </table:table-cell>
          <table:table-cell table:style-name="ce14" table:formula="of:=[.A35]" office:value-type="float" office:value="1.056">
            <text:p>1.0560</text:p>
          </table:table-cell>
          <table:table-cell table:style-name="ce7" table:formula="of:=[.D34]" office:value-type="float" office:value="38.8">
            <text:p>38.800</text:p>
          </table:table-cell>
          <table:table-cell table:style-name="ce5" table:formula="of:=[.E34]-1" office:value-type="float" office:value="0">
            <text:p>0</text:p>
          </table:table-cell>
          <table:table-cell table:style-name="ce14" table:formula="of:=[.D35]" office:value-type="float" office:value="38.8">
            <text:p>38.800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4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4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4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4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4" table:formula="of:=[.S35]" office:value-type="float" office:value="1.236">
            <text:p>1.2360</text:p>
          </table:table-cell>
          <table:table-cell table:style-name="ce7" table:formula="of:=[.V34]" office:value-type="float" office:value="1.634">
            <text:p>1.634</text:p>
          </table:table-cell>
          <table:table-cell table:style-name="ce5" table:formula="of:=[.W34]-1" office:value-type="float" office:value="0">
            <text:p>0</text:p>
          </table:table-cell>
          <table:table-cell table:style-name="ce14" table:formula="of:=[.V35]" office:value-type="float" office:value="1.634">
            <text:p>1.6340</text:p>
          </table:table-cell>
          <table:table-cell table:style-name="ce7" table:formula="of:=[.Y34]" office:value-type="float" office:value="1.689">
            <text:p>1.689</text:p>
          </table:table-cell>
          <table:table-cell table:style-name="ce5" table:formula="of:=[.Z34]-1" office:value-type="float" office:value="0">
            <text:p>0</text:p>
          </table:table-cell>
          <table:table-cell table:style-name="ce14" table:formula="of:=[.Y35]" office:value-type="float" office:value="1.689">
            <text:p>1.689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056">
            <text:p>1.056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04554455445545">
            <text:p>1.0455</text:p>
          </table:table-cell>
          <table:table-cell table:style-name="ce7" table:formula="of:=[.D35]" office:value-type="float" office:value="38.8">
            <text:p>38.8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8.4158415841584">
            <text:p>38.4158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634">
            <text:p>1.634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61782178217822">
            <text:p>1.6178</text:p>
          </table:table-cell>
          <table:table-cell table:style-name="ce7" table:formula="of:=[.Y35]" office:value-type="float" office:value="1.689">
            <text:p>1.689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7227722772277">
            <text:p>1.6723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056">
            <text:p>1.056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03519262817371">
            <text:p>1.0352</text:p>
          </table:table-cell>
          <table:table-cell table:style-name="ce7" table:formula="of:=[.D36]" office:value-type="float" office:value="38.8">
            <text:p>38.8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8.0354867169885">
            <text:p>38.0355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634">
            <text:p>1.634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60180374473091">
            <text:p>1.6018</text:p>
          </table:table-cell>
          <table:table-cell table:style-name="ce7" table:formula="of:=[.Y36]" office:value-type="float" office:value="1.689">
            <text:p>1.689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5572002744829">
            <text:p>1.6557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056">
            <text:p>1.056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2494319621159">
            <text:p>1.0249</text:p>
          </table:table-cell>
          <table:table-cell table:style-name="ce7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13" table:formula="of:=[.F37]/1.01" office:value-type="float" office:value="37.6588977395926">
            <text:p>37.6589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3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3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3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3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3" table:formula="of:=[.U37]/1.01" office:value-type="float" office:value="1.19964942283857">
            <text:p>1.1996</text:p>
          </table:table-cell>
          <table:table-cell table:style-name="ce7" table:formula="of:=[.V37]" office:value-type="float" office:value="1.634">
            <text:p>1.634</text:p>
          </table:table-cell>
          <table:table-cell table:formula="of:=[.W37]-1" office:value-type="float" office:value="-3">
            <text:p>-3</text:p>
          </table:table-cell>
          <table:table-cell table:style-name="ce13" table:formula="of:=[.X37]/1.01" office:value-type="float" office:value="1.58594430171377">
            <text:p>1.5859</text:p>
          </table:table-cell>
          <table:table-cell table:style-name="ce7" table:formula="of:=[.Y37]" office:value-type="float" office:value="1.689">
            <text:p>1.689</text:p>
          </table:table-cell>
          <table:table-cell table:formula="of:=[.Z37]-1" office:value-type="float" office:value="-3">
            <text:p>-3</text:p>
          </table:table-cell>
          <table:table-cell table:style-name="ce13" table:formula="of:=[.AA37]/1.01" office:value-type="float" office:value="1.63932675984979">
            <text:p>1.6393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056">
            <text:p>1.056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1479524377385">
            <text:p>1.0148</text:p>
          </table:table-cell>
          <table:table-cell table:style-name="ce7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13" table:formula="of:=[.F38]/1.01" office:value-type="float" office:value="37.2860373659333">
            <text:p>37.2860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3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3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3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3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3" table:formula="of:=[.U38]/1.01" office:value-type="float" office:value="1.18777170578076">
            <text:p>1.1878</text:p>
          </table:table-cell>
          <table:table-cell table:style-name="ce7" table:formula="of:=[.V38]" office:value-type="float" office:value="1.634">
            <text:p>1.634</text:p>
          </table:table-cell>
          <table:table-cell table:formula="of:=[.W38]-1" office:value-type="float" office:value="-4">
            <text:p>-4</text:p>
          </table:table-cell>
          <table:table-cell table:style-name="ce13" table:formula="of:=[.X38]/1.01" office:value-type="float" office:value="1.57024188288492">
            <text:p>1.5702</text:p>
          </table:table-cell>
          <table:table-cell table:style-name="ce7" table:formula="of:=[.Y38]" office:value-type="float" office:value="1.689">
            <text:p>1.689</text:p>
          </table:table-cell>
          <table:table-cell table:formula="of:=[.Z38]-1" office:value-type="float" office:value="-4">
            <text:p>-4</text:p>
          </table:table-cell>
          <table:table-cell table:style-name="ce13" table:formula="of:=[.AA38]/1.01" office:value-type="float" office:value="1.62309580183148">
            <text:p>1.6231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056">
            <text:p>1.056</text:p>
          </table:table-cell>
          <table:table-cell table:style-name="ce5" table:formula="of:=[.B39]-1" office:value-type="float" office:value="-5">
            <text:p>-5</text:p>
          </table:table-cell>
          <table:table-cell table:style-name="ce14" table:formula="of:=[.C39]/1.01" office:value-type="float" office:value="1.00474776611273">
            <text:p>1.0047</text:p>
          </table:table-cell>
          <table:table-cell table:style-name="ce7" table:formula="of:=[.D39]" office:value-type="float" office:value="38.8">
            <text:p>38.800</text:p>
          </table:table-cell>
          <table:table-cell table:style-name="ce5" table:formula="of:=[.E39]-1" office:value-type="float" office:value="-5">
            <text:p>-5</text:p>
          </table:table-cell>
          <table:table-cell table:style-name="ce14" table:formula="of:=[.F39]/1.01" office:value-type="float" office:value="36.9168686791418">
            <text:p>36.9169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4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4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4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4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4" table:formula="of:=[.U39]/1.01" office:value-type="float" office:value="1.17601158988194">
            <text:p>1.1760</text:p>
          </table:table-cell>
          <table:table-cell table:style-name="ce7" table:formula="of:=[.V39]" office:value-type="float" office:value="1.634">
            <text:p>1.634</text:p>
          </table:table-cell>
          <table:table-cell table:style-name="ce5" table:formula="of:=[.W39]-1" office:value-type="float" office:value="-5">
            <text:p>-5</text:p>
          </table:table-cell>
          <table:table-cell table:style-name="ce14" table:formula="of:=[.X39]/1.01" office:value-type="float" office:value="1.55469493354943">
            <text:p>1.5547</text:p>
          </table:table-cell>
          <table:table-cell table:style-name="ce7" table:formula="of:=[.Y39]" office:value-type="float" office:value="1.689">
            <text:p>1.689</text:p>
          </table:table-cell>
          <table:table-cell table:style-name="ce5" table:formula="of:=[.Z39]-1" office:value-type="float" office:value="-5">
            <text:p>-5</text:p>
          </table:table-cell>
          <table:table-cell table:style-name="ce14" table:formula="of:=[.AA39]/1.01" office:value-type="float" office:value="1.6070255463678">
            <text:p>1.607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056">
            <text:p>1.056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94799768428442">
            <text:p>0.9948</text:p>
          </table:table-cell>
          <table:table-cell table:style-name="ce7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13" table:formula="of:=[.F40]/1.01" office:value-type="float" office:value="36.5513551278632">
            <text:p>36.5514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3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3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3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3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3" table:formula="of:=[.U40]/1.01" office:value-type="float" office:value="1.1643679107742">
            <text:p>1.1644</text:p>
          </table:table-cell>
          <table:table-cell table:style-name="ce7" table:formula="of:=[.V40]" office:value-type="float" office:value="1.634">
            <text:p>1.634</text:p>
          </table:table-cell>
          <table:table-cell table:formula="of:=[.W40]-1" office:value-type="float" office:value="-6">
            <text:p>-6</text:p>
          </table:table-cell>
          <table:table-cell table:style-name="ce13" table:formula="of:=[.X40]/1.01" office:value-type="float" office:value="1.53930191440537">
            <text:p>1.5393</text:p>
          </table:table-cell>
          <table:table-cell table:style-name="ce7" table:formula="of:=[.Y40]" office:value-type="float" office:value="1.689">
            <text:p>1.689</text:p>
          </table:table-cell>
          <table:table-cell table:formula="of:=[.Z40]-1" office:value-type="float" office:value="-6">
            <text:p>-6</text:p>
          </table:table-cell>
          <table:table-cell table:style-name="ce13" table:formula="of:=[.AA40]/1.01" office:value-type="float" office:value="1.59111440234435">
            <text:p>1.5911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056">
            <text:p>1.056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84950265770735">
            <text:p>0.9850</text:p>
          </table:table-cell>
          <table:table-cell table:style-name="ce7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13" table:formula="of:=[.F41]/1.01" office:value-type="float" office:value="36.1894605226369">
            <text:p>36.1895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3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3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3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3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3" table:formula="of:=[.U41]/1.01" office:value-type="float" office:value="1.15283951561802">
            <text:p>1.1528</text:p>
          </table:table-cell>
          <table:table-cell table:style-name="ce7" table:formula="of:=[.V41]" office:value-type="float" office:value="1.634">
            <text:p>1.634</text:p>
          </table:table-cell>
          <table:table-cell table:formula="of:=[.W41]-1" office:value-type="float" office:value="-7">
            <text:p>-7</text:p>
          </table:table-cell>
          <table:table-cell table:style-name="ce13" table:formula="of:=[.X41]/1.01" office:value-type="float" office:value="1.52406130139146">
            <text:p>1.5241</text:p>
          </table:table-cell>
          <table:table-cell table:style-name="ce7" table:formula="of:=[.Y41]" office:value-type="float" office:value="1.689">
            <text:p>1.689</text:p>
          </table:table-cell>
          <table:table-cell table:formula="of:=[.Z41]-1" office:value-type="float" office:value="-7">
            <text:p>-7</text:p>
          </table:table-cell>
          <table:table-cell table:style-name="ce13" table:formula="of:=[.AA41]/1.01" office:value-type="float" office:value="1.57536079440035">
            <text:p>1.5754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056">
            <text:p>1.056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75198282941322">
            <text:p>0.9752</text:p>
          </table:table-cell>
          <table:table-cell table:style-name="ce7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13" table:formula="of:=[.F42]/1.01" office:value-type="float" office:value="35.8311490323137">
            <text:p>35.8311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3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3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3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3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3" table:formula="of:=[.U42]/1.01" office:value-type="float" office:value="1.14142526298814">
            <text:p>1.1414</text:p>
          </table:table-cell>
          <table:table-cell table:style-name="ce7" table:formula="of:=[.V42]" office:value-type="float" office:value="1.634">
            <text:p>1.634</text:p>
          </table:table-cell>
          <table:table-cell table:formula="of:=[.W42]-1" office:value-type="float" office:value="-8">
            <text:p>-8</text:p>
          </table:table-cell>
          <table:table-cell table:style-name="ce13" table:formula="of:=[.X42]/1.01" office:value-type="float" office:value="1.5089715855361">
            <text:p>1.5090</text:p>
          </table:table-cell>
          <table:table-cell table:style-name="ce7" table:formula="of:=[.Y42]" office:value-type="float" office:value="1.689">
            <text:p>1.689</text:p>
          </table:table-cell>
          <table:table-cell table:formula="of:=[.Z42]-1" office:value-type="float" office:value="-8">
            <text:p>-8</text:p>
          </table:table-cell>
          <table:table-cell table:style-name="ce13" table:formula="of:=[.AA42]/1.01" office:value-type="float" office:value="1.55976316277263">
            <text:p>1.5598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056">
            <text:p>1.056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65542854397348">
            <text:p>0.9655</text:p>
          </table:table-cell>
          <table:table-cell table:style-name="ce7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13" table:formula="of:=[.F43]/1.01" office:value-type="float" office:value="35.4763851805086">
            <text:p>35.4764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3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3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3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3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3" table:formula="of:=[.U43]/1.01" office:value-type="float" office:value="1.13012402276053">
            <text:p>1.1301</text:p>
          </table:table-cell>
          <table:table-cell table:style-name="ce7" table:formula="of:=[.V43]" office:value-type="float" office:value="1.634">
            <text:p>1.634</text:p>
          </table:table-cell>
          <table:table-cell table:formula="of:=[.W43]-1" office:value-type="float" office:value="-9">
            <text:p>-9</text:p>
          </table:table-cell>
          <table:table-cell table:style-name="ce13" table:formula="of:=[.X43]/1.01" office:value-type="float" office:value="1.49403127280802">
            <text:p>1.4940</text:p>
          </table:table-cell>
          <table:table-cell table:style-name="ce7" table:formula="of:=[.Y43]" office:value-type="float" office:value="1.689">
            <text:p>1.689</text:p>
          </table:table-cell>
          <table:table-cell table:formula="of:=[.Z43]-1" office:value-type="float" office:value="-9">
            <text:p>-9</text:p>
          </table:table-cell>
          <table:table-cell table:style-name="ce13" table:formula="of:=[.AA43]/1.01" office:value-type="float" office:value="1.54431996314121">
            <text:p>1.5443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056">
            <text:p>1.056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5598302415579">
            <text:p>0.9560</text:p>
          </table:table-cell>
          <table:table-cell table:style-name="ce7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13" table:formula="of:=[.F44]/1.01" office:value-type="float" office:value="35.1251338420877">
            <text:p>35.1251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3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3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3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3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3" table:formula="of:=[.U44]/1.01" office:value-type="float" office:value="1.11893467600053">
            <text:p>1.1189</text:p>
          </table:table-cell>
          <table:table-cell table:style-name="ce7" table:formula="of:=[.V44]" office:value-type="float" office:value="1.634">
            <text:p>1.634</text:p>
          </table:table-cell>
          <table:table-cell table:formula="of:=[.W44]-1" office:value-type="float" office:value="-10">
            <text:p>-10</text:p>
          </table:table-cell>
          <table:table-cell table:style-name="ce13" table:formula="of:=[.X44]/1.01" office:value-type="float" office:value="1.47923888396833">
            <text:p>1.4792</text:p>
          </table:table-cell>
          <table:table-cell table:style-name="ce7" table:formula="of:=[.Y44]" office:value-type="float" office:value="1.689">
            <text:p>1.689</text:p>
          </table:table-cell>
          <table:table-cell table:formula="of:=[.Z44]-1" office:value-type="float" office:value="-10">
            <text:p>-10</text:p>
          </table:table-cell>
          <table:table-cell table:style-name="ce13" table:formula="of:=[.AA44]/1.01" office:value-type="float" office:value="1.52902966647645">
            <text:p>1.529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office:value-type="float" office:value="818167">
            <text:p>818167</text:p>
          </table:table-cell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5"/>
          <table:table-cell table:style-name="ce13"/>
          <table:table-cell office:value-type="float" office:value="2308761">
            <text:p>2308761</text:p>
          </table:table-cell>
          <table:table-cell/>
          <table:table-cell table:style-name="ce13" office:value-type="string">
            <text:p>he</text:p>
          </table:table-cell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3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3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3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3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3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3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3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3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3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3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3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3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3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3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3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3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3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3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3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3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3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3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3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3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3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3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3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3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3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3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3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4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4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4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4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4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4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3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3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3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3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3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3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3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3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3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3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5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3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3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3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3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3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5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3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3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3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3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3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4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4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4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4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4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4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3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3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3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3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3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3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3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3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3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3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4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4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4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4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4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4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3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3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3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3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3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3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3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3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3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3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3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3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3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3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3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3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3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3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3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3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3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3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3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3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3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3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3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3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3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3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3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3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3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3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3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3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3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3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3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3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3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3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3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3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3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3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3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3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3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3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3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3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3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3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3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4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4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4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4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4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4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3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3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3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3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3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3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3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3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3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3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3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3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3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3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3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3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3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3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3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3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4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4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4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4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4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4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3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3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3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3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3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3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3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3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3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3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4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4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4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4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4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4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3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3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3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3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3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3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3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3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3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3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3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3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3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3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3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3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3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3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3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3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3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3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3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3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3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3"/>
          <table:table-cell table:number-columns-repeated="2"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style-name="ce5"/>
          <table:table-cell/>
          <table:table-cell table:style-name="ce13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6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2015／05／25</text:date>, <text:time>15:09:1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5T15:09:18.39</dc:date>
    <meta:editing-duration>P39DT3H35M6S</meta:editing-duration>
    <meta:editing-cycles>143</meta:editing-cycles>
    <meta:generator>OpenOffice/4.1.1$Win32 OpenOffice.org_project/411m6$Build-9775</meta:generator>
    <meta:document-statistic meta:table-count="7" meta:cell-count="3635" meta:object-count="0"/>
  </office:meta>
</office:document-meta>
</file>